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 style:family="paragraph" style:parent-style-name="Standard">
      <style:paragraph-properties fo:margin-top="0cm" fo:margin-bottom="0.353cm" fo:line-height="10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3"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4" style:family="paragraph" style:parent-style-name="Standard">
      <style:paragraph-properties fo:margin-top="0cm" fo:margin-bottom="0.353cm" fo:line-height="10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5"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6"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7" style:family="paragraph" style:parent-style-name="Standard" style:list-style-name="L2">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8" style:family="paragraph" style:parent-style-name="Standard">
      <style:paragraph-properties fo:margin-top="0cm" fo:margin-bottom="0.353cm" fo:line-height="10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9"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0" style:family="paragraph" style:parent-style-name="Standard">
      <style:paragraph-properties fo:margin-top="0cm" fo:margin-bottom="0.353cm" fo:line-height="10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center" style:justify-single-word="false"/>
      <style:text-properties fo:color="#000000" style:font-name="Cambria" fo:font-size="15pt" fo:font-weight="bold" fo:background-color="transparent" style:font-name-asian="Calibri" style:font-size-asian="15pt" style:font-weight-asian="bold" style:font-name-complex="Calibri" style:font-size-complex="15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text-underline-style="none" style:font-style-asian="italic" style:font-style-complex="italic"/>
    </style:style>
    <style:style style:name="T5"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OZDZIAŁ V I I. Normalizacja wewnętrzna, zakończenie wojny z Brandenburgią. </text:p>
      <text:list xml:id="list743415406274865120" text:style-name="L2">
        <text:list-item>
          <text:p text:style-name="P7">Sytuacja Międzynarodowa u progu 1676r. a Rzeczpospolita.</text:p>
        </text:list-item>
      </text:list>
      <text:p text:style-name="P3"><text:span text:style-name="T1">Wojna domowa w Polsce w roku 1675 dobiegała końca. Po rozgromieniu głównych sił zbrojnej opozycji, jeszcze wiosną odradzały się partie konfederacki, ale były one słabe. Pojawiło się kilka nielicznych od działów na Żmudzi, Polesiu, w Sieradzkim i Sandomierskim, oraz na Wołyniu. Nie miało to jednak poważniejszego znaczenia i często były to grupy dezerterów usiłujący działa pod sztandarami konfederatów, lub dawni konfederaci otrzymujący się z łupiestwa. Miejscowa szlachta pod nosiła głosy wzmożenia walki z nimi, niż udzielała im politycznego wparcia. Radziwiłłowie i Sapiehowie rozmontowywali resztki oporu na Litwie i dzielili między siebie majątki oraz polityczne wpływy, to jest wakujące starostwa i urzędy, co oznaczało powstawanie między nimi sporów na tym tle. Fali pochodzących stąd zaburzeń nie miała jednak charakteru zorganizowanego, a jedynie były to utarczki między litewskimi stronnictwami. Przeniosą się one na sejmiki i lokalne zjazdy szlacheckie, jakie często wówczas miały miejsce na wracającej do normalności Litwie. Zarysowała się też tendencja przejawiania prób do przeciwstawienia się rządom zwycięskich rodów, które dążyły do sprawowania hegemonii po upadku potężnych Paców, co rodziło kolejne konflikty. Między Radziwiłłami i Sapiehami rodził się wyraźny konflikt o majątki skonfiskowane konfederatom, o urzędy, o królewszczyzny i o wpływy. Na nagrodę za poparcie Sobieskiego liczyły też i drobniejsze rodziny - Derhoffów, Chreptowiczów, Pałubińskich, Chodkiewiczów. Niemniej litewskie konflikty nie były wymierzone w osobę monarchy, uzyskał on na tyle mocną pozycję, iż pozostawał na obozu zasadniczych motywów wzmagających wewnętrzne napięcie w WXL, a jego inicjatywy i apele działały tonizująco na skłóconych i wydawało się, iż co prawda stabilizacja na Litwie przeciągnie się w czasie, ale doprowadzi do pozytywnego finału. W Koronie obraz tamtejszych stosunków był bardziej korzystny dla Sobieskiego i nie wypaleniu uległy dotychczasowe źródła konfliktów, a nowe nie zdołały jeszcze zamanifestować swego </text:span><text:soft-page-break/><text:span text:style-name="T1">istnienia. W takich to okolicznościach wiosną i latem 1676 przyszło się Janowi III zmierzyć z ostatnim z przeciwników. </text:span></text:p>
      <text:p text:style-name="P3"><text:span text:style-name="T1">Na polu bitwy pozostaje bowiem Wielki Elektor Brandenburgii Fryderyk Wilhelm Hohenzollern. Wobec nieuchronnej klęski przeciwników Sobieskiego i ponoszonych klęsk w wojnie, Wielki Elektor uznaje swoje położenie pod koniec 1675roku za zbyt niebezpieczne-i dokonuje politycznej wolty, stając się sojusznikiem Ludwika XIV. <text:s/>Jesienią 1675 roku prowadzi intensywną korespondencję z Ludwikiem XIV <text:s/>usiłuje za jego pośrednictwem uzyskać porozumienie w Polską, na dowód swych intencji <text:s/>zrywa z udzielaniem wparcia oponentom Jana Sobieskiego, co w istniejących okolicznościach nie dawało mu większych korzyści. Staje się to pod wpływem załamania się cesarskiej ofensywy na Kraków. Jednak zabiegi brandenburskie mają jednak bardziej dalekosiężny cel, elektorskie oferty pokojowe nie są jednak szczere, są tylko zabiegiem i wstępem do przyłączenia do profrancuskiego obozu, czego efektem byłoby pozostawienie Rzeczpospolitej pomocy Ludwika XIV. Fryderyk Wilhelm po wymianie obiecującej korespondencji z Wersalem wysyła swego przedstawiciela do Paryża w osobie Friedricha von Jena (1620 - 1682), tam pod pisuje pośpiesznie 4 grudnia układ z Ludwikiem XIV oferujący mu ze strony Wielkiego Elektora sojusz, polityczne wsparcie i zerwanie przymierza z Austrią. Francja ma ze swej strony zaprzestać wspierania Jana III i użyć swych wpływów w Szwecji do polubownego zakończenia jej konfliktu z Brandenburgią. Na razie układ ten tajny, gdyż posiłkowy korpus austriacki w jego granicach powoduje, iż nie jest wstanie natychmiast włączyć się do walk i jeszcze pozostaje kwestia ułożenia stosunków z Szwecją, z możliwością pozyskania jej pomocy w wojnie z Polską. Na razie więc Fryderyk Wilhelm w grudniu 1675 r. wycofuje się ze wszelkiego – zresztą wówczas już bardzo skromnego zaangażowania w wojnie nad Renem motywując to porą zimową i obiecuje Wersalowi zaatakować cesarza po zakończeniu wojny z RON i Szwecją. Elektor otrzymuje zapewnienie, iż Francuzi łamiąc słowo dane Sobieskiemu przestaną płacić mu subwencję, co rzeczywiście z początkiem 1676r. staje się faktem, ale powodem są coraz poważniejsze problemy ich skarbu uwikłanego w przedłużającą się i ciężką wojnę z koalicją. Dla Ludwika XIV </text:span><text:soft-page-break/><text:span text:style-name="T1">wygodniejszym staje się zaprzestanie wypłacanie obiecanych sum Sobieskiego, gdy staje się to dla niego finansowo trudne, gdy w krótkiej perspektywie osiągnął – jak się wydawało sukces w postaci trwałego poróżnienia i skonfliktowania Jana III i Leopolda I. Paryż obiecał w porozumieniu z Brandenburgią, iż uznaje prawo Fryderyka Wilhelma do Prus Wschodnich, ale wszelkie dotacje finansowe uzależnił od skierowania wojsk brandenburskich przeciwko Austrii. W przypadku planów zaatakowania RON pieniądze te miały zostać wypłacone jedynie w przypadku przystąpienia Sobieskiego do obozu habsburskiego. Układ enigmatycznie stwierdzał jedynie, iż jeśli Francja dopomoże w roku 1676 r. przed początkiem lata, w podpisaniu rozejmu brandenbursko-szwedzkiego, to elektor przeprowadzi kampanię przeciwko Sobieskiemu w jakiej zamierzał opanować zachodnie ziemie RON, a przynajmniej doprowadzi do trwałej okupacji Wielkopolski i zdobycie dogodnej pozycji do przeprowadzenia kampanii na Pomorzu i Prusach lub uderzenia na Śląsk. Na rok 1677 przewidywano, iż Fryderyk Wilhelm zaciągnie nowe oddziały za francuskie subwencję w liczbie 12000 piechoty i 10000 jazdy, a następnie korpus ten pchnie na Śląsk przeciwko Austrii. Zabiegi Brandenburgii o rozejm ze Szwecją zyskuję pozytywną odpowiedz. Elektor wysyła poselstwo do Sztokholmu z początkiem 1676roku pod kierownictwem Ernst Boguslaw von Krockow (1643-1704), jakie dzięki wstawiennictwu francuskiemu zawiera rozejm ze Szwedami już 16 lutego, natomiast dowódcy obu stron w dniu 28 lutego w Wolinie pod pisały zawieszeni broni i ob ie strony miały na czas jego trwania pozostać na swoich obecnych pozycjach. Dla Szwedów rozejm był bardzo ważny, gdyż wojna szła im niezbyt dobrze, zostali okrążeni w Szczecinie, Wogast, Wismarze i Stralsundzie przez armię elektorską jesienią 1675roku, a na całym froncie przeszli do defensywy. Brandenburczycy chociaż nie zdołali na trwale przejść Odry na wschód i jedynie na Pomorzu w Kołobrzegu posiadali garnizon, podczas gdy resztę tego obszaru okupowali Szwedzi lub Polacy, to pozbawili szwedzkiego przeciwnika możliwości prowadzenia aktywnych działań, blokując jego kluczowe garnizony. Podpisany rozejm Szwedzi potraktowali sami za swój sukces, mogli teraz skupić się na walkach z Duńczykami w Skandii, mających dla nich większe znaczenie. Klęski ich floty w </text:span><text:soft-page-break/><text:span text:style-name="T1">starciu z okrętami duńskimi i holenderskimi, przy poważnych trudnościach w sprawnym przerzucaniu wojsk z Inflant przez obszar Rzeczpospolitej uniemożliwiało im na pozytywnie rozpatrywanie szans przeprowadzenia skutecznej kampanii na obszarze swych posiadłości zlokalizowanych na południowych wybrzeżach Bałtyku. Sami też już jesienią szukali możliwości zawieszenia walk z Brandenburczykami, ale wówczas elektor liczył na skuteczną ofensyw cesarką na Kraków a sam chciał opanować Szczecin, jako niezbędny wstęp do kolejnej ofensywy w głąb RON i o zobowiązujących rozmowach wówczas nie rozmyślał. Kilka tygodni potem klimat dla porozumienia był jednak zupełnie odmienny. Nie udała się natomiast Fryderykowi Wilhelmowi próba przekonania Szwedów do zerwania zupełnego układów z Polską i uderzenia na nią. Karol IX opowiadał się w pełni za ich obowiązywaniem i najzupełniej odrzucał taką możliwość w sytuacji prowadzenia wojny z Danią na własnym zresztą terytorium. Jednak był skłonny na pewne gesty. Obiecał, iż nie udzieli Polsce żadnej pomocy w walce z Brandenburgią na jej terytorium, nie zezwoli na polskie zaciągi. Zyskawszy rozejm posłowie elektorscy 23 marca 1676r. opuścili Sztokholm. Co prawda układy z Szwecją i Francją zwolniły jego wojska z udziału w wojnie z nimi, a układy Sobieskiego z Wiedniem popsuły relacje polsko-francuskie, ale Brandenburgia mocno spustoszona przez wojnę utraciła Prusy Książęce i Nową Marchię, finanse państwa załamały się i próżno było oczekiwać pomocy, nie tylko od zdradzonego cesarza, ale i Ludwika XIV, jaki nie miał zamiaru głębszego angażowania się po stronie Berlina, gdyż sam prowadził żmudną wojnę z liczną koalicją antyfrancuską. Jego wsparcie dla Brandenburgii miało jedynie przysporzy kolejnego przeciwnika cesarzowi i dalszych dla niego kłopotów. Natomiast końcowy efekt rozwoju wypadków w tej sytuacji był zgoła drugorzędny z perspektywy dyplomacji francuskiej. Nic w tamtej chwili nie liczyło się poza doraźnymi korzyściami, które dawały się przekuć w namacalnie lepszą sytuację na froncie reńskim. Po wycofaniu oddziałów ze Śląska, należało się spodziewać, iż Polacy umocnią swoje garnizony w Nowej Marchii. Wielki Elektor starał się jeszcze przejść wobec tego do ofensywy i rozbić armię koroną w czasie jej koncentracji, a następnie wedrzeć się do Wielkopolski, blokując jednocześnie </text:span><text:soft-page-break/><text:span text:style-name="T1">Kostrzyn. Liczył na brak obecności Jana III w polu, spodziewał się, iż będzie on na sejmie w Warszawie, a to negatywnie wpłynie na kondycję i możliwości taktyczne armii polskiej. Sam zaś fakt ofensywy w czasie sejmu powinien uaktywni opozycję szlachecką i znacznie uprawdopodobni możliwość wymuszenia przez nią korzystnego dla elektora pokoju na Janie III. Spodziewał się, iż rozbije poszczególne zgrupowania armii polskiej i w toku błyskawicznej kampanii, a przez to zmusi RON do ustępstw w znacznie lepszych dla siebie okolicznościach. Spodziewał się, iż sejm pacyfikacyjny w istocie stanie się miejscem gwałtownych wystąpień szlachty, w odpowiedzi na polityczne działania Jana III od momentu jego elekcji, a to przeszkodzi mu w skutecznym przeciwstawieniu się ofensywie, za to postawi go w trudnej politycznie pozycji i zmusi do niekorzystnych dla niego układów. Nie omieszkał zatem poszukiwać sposobów wpłynięcia na kształt obrad, szukał wśród polskich panów orędowników swej sprawy, jacy mogliby wesprzeć możliwość posłania na czas obrad sejmowych brandenburskiego posła z misją dyplomatycznego zażegnania konfliktu, aby uśpić Polaków i w jego cieniu przygotować ofensywę. Ku temu służyć miały także próby uruchomienia przed sejmem propagandy przychylnej Wielkiemu Elektorowi. Te kalkulacje okazały się jednak zawodne. Po pierwsze kurfirst działając przez najętego pośrednika – Antoniego Ulryka (1633-1714), przyszłego księcia Brunszwiku-Wolfenbüttel nie zdołał przekonać się do gotowości uzyskania pomocy ze strony wojewody Szczęsnego Potockiego oraz podskarbiego Andrzeja Morsztyna, na co początkowo liczył. W wojewodzie sieradzkim widział postać wiodącą odradzającej się opozycji, w podskarbim koronnym dawnego przyjaciela łaskawego dla domu Hohenzollernów, łasego na pieniądze i posłusznego nakazom Wersalu. Ten pierwszy pojmując, jaką obecnie silną pozycję ma Sobieski nie mógł mu otwarcie przeciwstawiać się, a domyślając się brandenburskich intryg w sondażach Antoniego Ulryka <text:s/>wiedział, iż paktowanie z Fryderykiem Wilhelmem w istniejących warunkach będzie dla niego bardzo zgubne. Do zaistniałych propozycji podszedł z rezerwą, kontakty z nimi związane szybko ukrócił, swe szanse prowadzenia niezależnej polityki względem dworu widział raczej w Wiedniu niż w Berlinie. Podskarbi Morsztyn natomiast, mimo negatywnego odbierania ochłodzenia </text:span><text:soft-page-break/><text:span text:style-name="T1">stosunków z Francją, był zbyt wytrawnym politykiem, aby w propozycjach współpracy ze strony kurfirsta widzieć propozycje szczere, a dla siebie korzystne, aby je wspierać. Jakkolwiek – co było zgodne z duszą polityczną Morsztyna, dał się wciągnąć rozmowy z agentami brandenburskimi, ale czynił to umiejętnie i niezobowiązująco, bez szkody dla siebie i bez dawania pretekstu Janowi III, którego zdanie ze względu na pozycje i możliwości stanowiło musiało stanowić zasadnicze credo działań podskarbiego koronnego. Z tych względów nie zaryzykował posłania Fryderyk Wilhelm swego posła na planowany sejm, aby swymi intrygami uaktywnił szlachecką opozycję. Słabo oddziaływała także jego propaganda skierowana do Polaków, oparta o trzy kluczowe argumenty – wskazujące na dom Hohenzollernów jako przyjaciół korony polskiej, na wywiązywanie się Brandenburczyków z zobowiązań wobec Rzeczpospolitej i udzielanie jej wszechstronnej pomocy, na swe niepodważalne prawo do władania Prusami. W świetle jednak powszechnie znanych opinii łatwo tym argumentom można było zadać kłamstwo, a wśród szlachty zadowolonej z skutecznego zaboru Prus i poskromienia zdradzieckiego elektora podobna propaganda nie mogła zdobyć popularności. </text:span></text:p>
      <text:p text:style-name="P3">2. Ofensywa brandenburska w 1676r. </text:p>
      <text:p text:style-name="P1">Plan Fryderyka Wilhelma i jego dowódców zakładał koncentrację wojsk w wielkim obozie pod <text:span text:style-name="T3">Oranienburgiem</text:span> na północ od Berlina. Wybudowano tam ogromne magazyny, lazarety, place ćwiczebne, punkty werbunkowe dla rekrutów. Samą ofensywę kurfirst chciał rozpocząć z początkiem maja ale stanęły temu na przeszkodzie rozliczne przeciwności. Przede wszystkim stan jego wojsk był daleki od ideału, a pozyskiwane fundusze zbyt szczupłe, aby myśleć o szybkiej zmianie stanu rzeczy w tym wymiarze. Wiosna 1676 r. upłynęła mu na zbieranie pieniędzy, ciężko było mu nawet o kredyt od zwykle bardzo przychylnych mu Holendrów. Sami mieli ogromne potrzeby finansowe z powodu ciężkich walk z aktualnym sojusznikiem elektora – Ludwikiem XIV, wojna ograniczyła wpływy, a porozumienie z Paryżem w jakimś też stopniu nadszarpnęło reputację elektora w dotąd przychylnych mu kręgach finansowych. Holendrzy w pieszym rzędzie woleli bowiem kredytować wtedy <text:soft-page-break/>Duńczyków i własną wojnę z Francją. Armia miała znacznie mniejsze niż etatowe stany osobowe, wzmagania ze Szwedami, choć zwycięskie były krwawe a zdolności odtworzeniowe po utracie dużej części własnego terytorium znacznie się zmniejszyły. Ciężka zima roku 1675/76 i spustoszenie ziem elektorskich przez dwuletnią wojnę wywołały powszechny głód i grasowanie zarazy, a zatem wywołały raptowny wzrost dezercji. Bolesnym i bardzo ciążącym na kondycji wojsk brandenburskim okazało się utrata bazy podatkowej i rekrutacyjnej w Prusach Książęcych oraz spustoszenie i okupacja Nowej Marchii. Zwrot w polityce zagranicznej wymagał też rozwagi na polu planowania dalszych działań militarnych, bowiem powstało ryzyko, iż urażony wiarołomstwem cesarz, jaki solidarnie raczył za sojusz wcześniej i zdecydował się na wojnę z RON, zmobilizuje swoich niemieckich sojuszników i mając zapewniony pokój z Janem III zechce uderzyć wyprzedzająco Brandenburgię ostatecznie ją pobije i upokorzy. To wymagało wydzielenia odpowiednich sił do osłony kraju, za pomoc jakich można by było organizować także interwencję francuską w przypadku bezpośredniego ataku wojsk cesarstwa i państw Rzeszy na Brandenburgię. Cesarz jednak zamierzał skupić się na froncie zachodnim i ewentualne problemy z Hohenzollernami rozstrzygnąć rękami Polaków, jakim dawał pokój i zgodę na aneksję Prus. Nad momentem uderzenia na RON ciążyły bez owocne pertraktację z Moskwą, gdyż elektor liczył na dywersyjne uderzenie na wschodnie ziemie Rzeczpospolitej. </text:p>
      <text:p text:style-name="P1">Trudne do zawiązania sondaże doszły do skutku dopiero w maju 1676, ale poufne rozmowy prowadzone przez generała Joachima Balthasara von Dewitza (1636-1699) w Rydze a potem w Moskwie zakończyły się bez efektu. Rosja wciąż toczyła wojnę z Turcją i miała pod pisany oficjalny rozejm z Polską, jego łamanie w takiej sytuacji mogło dać tylko negatywne skutki. Był to okres gdy tron moskiewski po zmarłym na początku 1676r. Aleksym III przejął formalnie jego małoletni syn Fiodor. Nastąpił czas walki o rzeczywistą władzę między dwoma zwalczajacymi się rosyjskimi stronnictwami, jednego występującego w imieniu Fiodora oraz drugiego kierowanego przez Natalię Naryszkinę wdowę po zmarłym carze, jego drugiej żony, która działała w imieniu własneo syna Piotra. Rosjanie wówczas przde wszystkim zajmowali się <text:soft-page-break/>sprawami sukcesji i zażegnywania rozlicznych problemów wewnętrznych. W takich warunkach Rosja nie miał nikt interesu ani możliwości wszczynania wojny z Polską. </text:p>
      <text:p text:style-name="P1">Termin zakończenia przygotowań do ofensywy przez wojska kurfirsta były przesunął się na połowę czerwca. Spodziewano się, iż rozpoczęcie działań o tej porze będzie gwarantowało aprowizację jego wojska o świeże plony Wielkopolski, gdyż jego własne ziemie nie dawały pewności w tym względzie oraz da sprzyjającą pogodę do prowadzenia działań na trudnym lesistym i podmokłym, rejonie pogranicza. Sprawę dodatkowo komplikowała bardzo mokra wiosna tego roku. To przesuniecie gotowości do działań jego od działów jednak zaważyło na przebiegu walk <text:s/>i ich finale. Obraz armii elektorskiej u progu planowanej kampanii wyglądał następująco : <text:s/>Siły głownie pod dowództwem Kurfirsta Fryderyka Wilhelma (szef sztab. gen. Heino Heinrich von Flaming, dowódca piechoty gen. Otto Wilhelm von Berlepsch, dowódca artylerii płk. Jakub Bertram) </text:p>
      <text:p text:style-name="P3">1.) Przy sztabie</text:p>
      <text:p text:style-name="P1">Trzy kompanie drabantów d-ca Louis de Beauveau Espence, (300)/(300) </text:p>
      <text:p text:style-name="P2">Leibregiment d-ca płk. Nicolas von Below (700)/560 </text:p>
      <text:p text:style-name="P2">Szwadron kirasjerów Caspar von Rusow (450)/300 </text:p>
      <text:p text:style-name="P2">Razem około 1160 kawalerii </text:p>
      <text:p text:style-name="P4">2.) Awangarda-Grupa Jazdy pod dowództwem Aleksandra von Spaer'a:</text:p>
      <text:p text:style-name="P2">Regiment kirasjerów Aleksandra von Spaer'a (640)/620 </text:p>
      <text:p text:style-name="P2">Regiment kirasjerów Wolfganga von Eller'a (550)/420 </text:p>
      <text:p text:style-name="P2">Regiment kirasjerów Marcusa von Lufte'a (615)/490 </text:p>
      <text:p text:style-name="P2">Regiment kirasjerów Wilhelma Ludwiga von Polnitz'a (600)/530 </text:p>
      <text:p text:style-name="P2">Regiment kirasjerów Johana Friedricha von Printzen'a (600)/410 </text:p>
      <text:p text:style-name="P2">Regiment dragonów Aleksandera Magnusa von Sndow'a (710)/550 </text:p>
      <text:p text:style-name="P2">Szwadron kirasjerów von Brandt (100)/80 </text:p>
      <text:p text:style-name="P2">W sumie 2720 kawalerii </text:p>
      <text:p text:style-name="P1"><text:soft-page-break/><text:span text:style-name="T2">3.) Siły Główne</text:span>, nominalnie pod dowództwem samego Wielkiego Elektora, faktycznie kierowane przez Gerharda Bernarda von Polnitz'a:</text:p>
      <text:p text:style-name="P2">Regiment kirasjerów Francoisa Comte du Hamel'a (700)/450 </text:p>
      <text:p text:style-name="P2">Regiment kirasjerów Landgrafa Heinricha von Hesse-Homburg'a (700)/600</text:p>
      <text:p text:style-name="P2">Regiment Kirasjerów Kuprinza Friedricha Hohenzollern'a (700)/550 </text:p>
      <text:p text:style-name="P2">Regiment kirasjerów Urlicha Grafa von Promitz'a (600)/360 </text:p>
      <text:p text:style-name="P2">Regiment kirasjerów Bogusława von Schwerin'a (600)/40 0 </text:p>
      <text:p text:style-name="P2">Regiment kirasjerów Johanna Georga zu Anhalt-Dessau'a (700)/620 </text:p>
      <text:p text:style-name="P2">Leibdragoner pod dowództwem Joachima Ernsta von Grumbkow'a (710)/600</text:p>
      <text:p text:style-name="P2">Regiment Johana Friedricha von Schlebien'a (710)/600</text:p>
      <text:p text:style-name="P2">W sumie 4180 kawaleii <text:s/></text:p>
      <text:p text:style-name="P2">Leibregiment piechoty pod dowództwem płk. G. B. I. Bolnib'a (1395)/1300 </text:p>
      <text:p text:style-name="P2">Regiment Leibgarde (pieszy) Gerharda Bernarda von Polnitz'a (1395)/1200</text:p>
      <text:p text:style-name="P2">Regiment piechoty von Kurfurtin (Fryderyk Wilhelm) 1395/1200</text:p>
      <text:p text:style-name="P2">Regiment piechoty Joachima Riu von de Goltz'a (1174)/800 </text:p>
      <text:p text:style-name="P2">Regiment piechoty Kurprinza Friedricha von Hohenzollern'a, d-ca von Staus (1379)/1000 </text:p>
      <text:p text:style-name="P2">Regiment piechoty Johanna von Fargel'a (1158)/900 </text:p>
      <text:p text:style-name="P2">Regiment piechoty Georga Adolpha von Micrander'a (1158)/700 </text:p>
      <text:p text:style-name="P2">Regiment piechoty Henricha von Hallard'a (1158)/800 </text:p>
      <text:p text:style-name="P2">Regiment piechoty Aleksandra von Spaer'a (1158)/1000 </text:p>
      <text:p text:style-name="P2">Regiment piechoty Bernharda von du Huet'a (1151)/800 </text:p>
      <text:p text:style-name="P2">Regiment piechoty Christiana Alberta von Dohna'a (1158)/900 </text:p>
      <text:p text:style-name="P1">Razem stanowiło to 10 600 żołnierzy piechoty. </text:p>
      <text:p text:style-name="P1">Artyleria brandenburska jaką zamierzano zabrać w pole liczyła-2 działa 24 funtowe, 4 działa 12 funtowe, 4 dział 9 funtowych, 4 działa 6 funtowe, 18 dział regimentowych 2 i 3 funtowych, 2 moździerze 36 funtowe, razem 34 działa. <text:s/>Całość sił głównych liczyła zatem 18 660 ludzi, w tym było 8060 kirasjerów i dragonów. <text:s text:c="9"/><text:soft-page-break/>Wydzielono także zgrupowanie blokujące Kostrzyn, które oddano pod dowództwem Gorga von Defflingera. Składało się ono z następujących jednostek: </text:p>
      <text:p text:style-name="P2">Regiment kirasjerów Georga von Deflinger'a (700)/650 </text:p>
      <text:p text:style-name="P2">Regiment dragonów Georga von Defflinger'a d-ca Sigmunt Christoph von Marwitz (710)/690 </text:p>
      <text:p text:style-name="P2">Regiment piechoty Gorga von Defflinger'a d-ca Friedrich von Rummel (1379)/1100 </text:p>
      <text:p text:style-name="P2">Regiment piechoty Augusta Alt Holstein'a (1174)/900 </text:p>
      <text:p text:style-name="P2">Regiment piechoty Georga von de Martwitz'a (1158)/600</text:p>
      <text:p text:style-name="P2">Razem stanowiło to około 1350 jazdy oraz 2600 piechoty, w sumie 3950 żołnierzy</text:p>
      <text:p text:style-name="P1">Na artylerię składało się - 3 działa 24 funtowe, 6 dział 12 funtowych, 2 działa 8 funtowe, 8 dział regimentowych 2 i 3 funtowych, 3 moździerze 36 funtowe, moździerz 60 funtowy, razem 23 działa. Osłoną działań sił głównych i jednoczesnym strzeżeniem linii Odry miało zająć się zgrupowanie zorganizowane w rejonie Schwedt po dowództwem Friedricha księcia Sachsen – Hessen'a. W jego skład weszły następujące oddziały: <text:s/></text:p>
      <text:p text:style-name="P2">Regiment kirasjerów Friedricha księcia Sachsen – Hessen'a (600)/550 </text:p>
      <text:p text:style-name="P2">Regiment piechoty Johana Alberta von Barfus'a (1374)/1000 </text:p>
      <text:p text:style-name="P2">Regiment piechoty Andreasa von Sommerield'a (1158)/600</text:p>
      <text:p text:style-name="P2">Razem stanowiło to 2150 ludzi </text:p>
      <text:p text:style-name="P1">Pozostawały jeszcze oddziały skupione w rejonie Spandau i Berlina pod dowództwem Hansa Adama von Schoninga, które miały bronić dwóch strategicznych miejsc w Marchii, przeciwdziałań ewentualnym ruchom wojsk cesarskich, które mogły przecież uderzyć na terytorium swego niedawnego sojusznika, który zdradził na rzecz Francji. Siły te złożone były z następujących jednostek: </text:p>
      <text:p text:style-name="P2"><text:s/></text:p>
      <text:p text:style-name="P2">Regiment kirasjerów Wilhelma Adama Morner'a (600) /480 </text:p>
      <text:p text:style-name="P2">Szwadron Friedricha Ludwiga księcia von Holstein'a (500)/460 </text:p>
      <text:p text:style-name="P2">Regiment piechoty Kurta Hildebranda von Loben'a (1158)/900 </text:p>
      <text:p text:style-name="P2"><text:soft-page-break/>Regiment piechoty Hansa Adama von Schoning'a (1374)/900 </text:p>
      <text:p text:style-name="P2">Regiment piechoty Augusta von Holstein'a (1174)/900 </text:p>
      <text:p text:style-name="P2">Kompania piechoty von Candal'a (300)/280 </text:p>
      <text:p text:style-name="P2">Kompania piechoty Edebrecht'a (200)/160 </text:p>
      <text:p text:style-name="P2">Razem było to 3180 żołnierzy </text:p>
      <text:p text:style-name="P2">Na nowoformowane jednostki w tym czasie składały się </text:p>
      <text:p text:style-name="P2">Regiment pieszy Joachima Henninga von Treffenfeld'a (Magdeburg) </text:p>
      <text:p text:style-name="P2">Regiment pieszy Hansa Christopha von Brugsdorff'a (Peitz) </text:p>
      <text:p text:style-name="P1">Dodatkowo należy wspomnieć o garnizonach, złożonych z sformowanych do tego celu jednostek, jaki zostały dodatkowo wzmocnione pojedynczymi kompaniami oddelegowanymi z poszczególnych regimentów, na jakie składali się najstarsi i najbardziej wysłużeni żołnierze. Garnizony stały w Spandau (300), Berlinie (1000, wzmocnione 3 kompaniami regimentów polowych), Minden (300), Regenstein (200), Peitz (120), Frankfurt (1800, w tym 3 kompanie polowe), Oderberg (200), Udermart (240), Halberstadt (800, w tym kompania wojsk polowych), Ruppin (450), Pasewalk (150), Wolin (250), Kołobrzeg (900, w tym 3 kompanie wojsk polowych), Anklam (150), Demmin (600, w tym kompania wojsk polowych), Wogast (300, w tym 2 kompanie wojsk polowych), Greisfwald-Gryfia (300-2 kompanie wojsk polowych), garnizon Rugii (600 ludzi-4 kompanie wojsk polowych). </text:p>
      <text:p text:style-name="P1">Gwoli wyjaśnienia, liczby przy regimentach brandenburskich oznaczaj-pierwsze etatów liczebność, drugie rzeczywistą (mniej lub bardziej przybliżoną) liczebność w tym okresie. </text:p>
      <text:p text:style-name="P1">Ogólna sytuacja militarna na froncie nadodrzańskim kształtowała się w ten sposób, iż po podpisaniu rozejmu brandenbursko-szwedzkie go pod kontrolą tych ostatnich znajdowało się większość Pomorza brandenburskiego. Z kolei ich ziemie pomorskie zostały zajęte przez Brandenburczyków. Po odstąpieniu Wielkiego Elektora od murów Szczecina wycofał on swoje wojska celem przegrupowania przygotowania do nowej operacji przeciwko RON. Na Pomorzu posiadał jedynie garnizon w Kołobrzegu, utrzymywany dzięki niewielkiej pomocy floty duńskiej, pod <text:soft-page-break/>dowództwem Hansa Heinricha von Schlabrendorfa (1646-1692), liczący około 1000 żołnierzy. Sam zajmował, po części wraz z Duńczykami posiadłości szwedzkie leżące na zachód od Odry i przyszłość tych ziem należała w dużym stopniu od rozwoju wypadków na frocie w Nowej Marchii. Dodatkowo w Szczecinie obie strony w dniu 27 marca pod pisały dodatkowy układ jaki miał pozwolić Brandenburczykom przejęcie Stargardu (<text:span text:style-name="T3">Stargard</text:span>) i Pyrzyc (<text:span text:style-name="T3">Pyritz</text:span>), w zamian mieli oddać Gryfice (<text:span text:style-name="T3">Greifenberg</text:span>) i wyspę Uznam. W dniu 1 kwietnia ruszyła w tym celu ekspedycja Friedricha księcia Sachsen-Hessen'a (regiment kirasjerski i dwa regimenty piesze razem około 2000 ludzi), ale odpowiedzią Jabłonowskiego było skoncentrowanie swojej jazdy w obozie pod Barlinkiem, gdzie większość jego chorągwi zimowała i na ich czele w dniu 4 kwietnia ruszył naprzeciw przeciwnika. Miał przy sobie w chorągwiach około 3500 koni. Obóz był urządzony w dogodnym punkcie, otoczony ze wszystkich stron jeziorami z wąskimi przepustami między nimi, co ułatwiało obronę. Był jednak na tyle obszerny, iż gwarantował dogodne warunki obozowania. Ponadto leżał w centralnym punkcie Nowej Marchii, co znacznie zwiększało ilości alternatywnych rozwiązań w przypadku ofensywy przeciwnika. Jabłonowski na wiosnę nakazał też zlikwidować pomniejsze garnizony i jednostki które do niego nie zdążyły napłynąć miały po ogołoceniu okolic z żywotności do Kostrzyna. Nakazał wywieś całą artylerię większego kalibru do Kostrzyna, mniejsze do Barlinka wraz z obsługą. Stało się jasnym, iż działania brandenburskiej są wstępem do ofensywy armii elektorskiej, która potrzebuje osłonięcia przeprawy sił głównych przez Odry ze strony wysuniętego zgrupowania własnych wojsk. Wojska brandenburskie szły bardzo powoli przez spustoszony kraj, w trakcie masowych ulew deszczu. W tych warunkach polska konnica radziła sobie lepiej. W tym czasie polskie załogi poza Kostrzynem stały w Chojnie-<text:span text:style-name="T3">Konigsberg</text:span> (chorągiew T. Tyszkiewicza, kompania regimentu W. Dobrzyca-od 19 stycznia), w Lipianach-<text:span text:style-name="T3">Lippehne</text:span> (chorągiew S. Górskiego od 28 grudnia 1675) i w Trzcińsku-<text:span text:style-name="T3">Schonfließ</text:span> (chorągwie Aleksandrowicza, Rzeczkowskiego-od 7 stycznia), w Myśliborze-<text:span text:style-name="T3">Soldin</text:span> (kompania regimentu J. Rutkowsiego od 20 grudni 1675 r.) oraz Gorzowie-<text:span text:style-name="T3">Lansbergu</text:span> (kompania regimentu J. Lipskiego od przełomu grudnia/stycznia 1675/76), Witnica <text:soft-page-break/>-<text:span text:style-name="T3">Vietz</text:span> (chorągiew S. Fredry, chorągiew H. Morawskiego, kompania regimentu M. Żebrowskiego). Wszystkie te jednostki w dniach 6-10 kwietnia wycofały się do Kostrzyna. Tym czasem armia elektorska w dniu dopiero 3 kwietnia przeszła Odrę pod Gryfinem (<text:span text:style-name="T3">Greifenhagen</text:span>) i w dniu 5 kwietnia znalazła się pod Pyrzycami, które zajęto i zamierzono podążyć w stronę Stargardu, ale wówczas od strony Barlinka wyszły polskie chorągwie. W dniu 6 kwietnia doszło nie opodal miasta, pod Okunicami do spotkania obu wojsk. Jabłonowski dysponował samą jazdą, nie zamierzał się wdawać w starcia z dysponująca dużą sił ognia piechotą brandenburską, do końca nie zdawał sobie, też sprawy z swojej przewagi liczebnej i zamierzał wykorzystać przede wszystkim swoją przewagę manewrową, aby zmusić przeciwnika do ustąpienia. Książę Sachsem-Hessen szybciej zdał sobie spraw ze swojej sytuacji, ale nie zamierzał wdawać się w walk z polską kawalerii, tym bardziej, iż szybko zorientował się, iż są w jej składzie chorągwie husarskie i wzbudziły w nim uzasadnione obawy co do rezultatu walki jego kawalerii z polską w takim rozrachunku. Zdecydował o odwrocie, w tym celu jednak swoich kirasjerów posłał w kierunku Stargardu, a sam z piechotą postanowił zawróci na Gryfice. W pogoń zza kawalerią brandenburską ruszyły pułki Silnickiego i Łaski, które w dniu 6 kwietnie wieczorem napotkały przeciwnika. Łasko zdołał wyprzedzi przeciwnika idąc zagonem przez Lipnik (na zachód od Stargardu, pomiędzy miastem a jeziorem Miedwie), ale Silnicki zamykający od zachodu pościg, idąc dłuższą trasą przez Żabów i Stare Czarnowo, a więc przez ziemie już należące do Szwecji (aby obejść jezioro z drugiej strony) spóźnił się i po krótkim starciu tylnej straży z polskimi chorągwiami awangardy, przeciwnik odszedł na Sowno, a potem na Gryfice wykorzystując zapadający zmrok, a dwa dni potem kirasjerzy elektorscy dotarli do Odry. W tym czasie jazda polska straciła kontakt z nieprzyjacielem, najpierw podeszła pod Stargard, a potem skierowała się, aż pod Suchań i Recz. Silnicki zawrócił spod Kołbacza na Stargard, po zorientowaniu się, iż znalazł się już na terytorium szwedzkim i szwedzki komendant Szczecina wysłał ku niemu niezwłocznie posłów z żądaniem ustąpienie i złożenia wyjaśnień w tej sprawie. Piechota elektorska udała się wieczorem 6 kwietnia w kierunku na łanie, apotem na <text:soft-page-break/>Schwedt, co Jabłonowski przeoczył i skierował się wprost do Pyrzyc, gdzie pozostała w charakterze załogi wzmocniona kompania regimentu von Sommerielda. Dopiero następnego dnia, czyli 7 kwietnia po zorientowaniu się o rzeczywistej liczebności przeciwnika wojewoda ruski zajął miasto, zaś w dniu następnym posłał w kierunku zachodnim Michała Zbrożka, aby z lokalizował wrogą piechotę, ten jednak następnego dnia poinformował, iż jest ona już nad Odrą i dołączyła do niej kawaleria, która umknęła pogoni. W tej sytuacji dalsze działania ofensywne przeciwko brandenburczykom wydawały się bezcelowe. W rejonie Pyrzyc Jabłonowski pozostawał do połowy kwietnia. Silnicki w dniu 12 kwietnia zajął Stargard (pod koniec marca opuszczony przez szwedzki garnizon) i zdołał wymusić na mieście kontrybucję w wysokości 14 000 talarów i równowartości około 10 000 dalszych w towarach. Pozostał w miejcie do dnia 19 maja, kiedy jego chorągwie otrzymały polecenie dołączenia do reszty sił głównych. Po zostawieniu, do dnia 14 maja chorągwi Łaski w Pyrzycach (ściągnięto z miasta także kontrybucję w kwocie około 5 000 talarów), jakie potem także dołączyły do sił głównych, w dniu 21 kwietnia Jabłonowski wycofał się ponowni pod Barlinek. W dniach natomiast 22 kwietnia-15 maja, w Gorzowie (<text:span text:style-name="T3">Landsberg</text:span>) stała część pułku Zbrożka (chorągwie S. Lipskiego, S. Wężyka i A. Cetnara), pozostałe dozorowały linię Odry, wraz z grup chorągwi lekkich trzema chorągwiami pułku Bidzińskiego, wysłanymi w tym celu 10 kwietnia). </text:p>
      <text:p text:style-name="P1">Konsekwencją wyprawy był fakt, iż na początku planowanej ofensywy wojska elektorskie nie miały wysuniętego i silnie zabezpieczanego przyczółka na lewym brzeg u Odry i poczynania były dosyć dobrze widoczne dla strony polskiej. Ponad to relacja ks. Sachsem-Hessen, która dla umniejszenia skali porażki jego działań wyolbrzymiała siły armii koronnej, zrodziła w sztabie elektorskim przeświadczenie o konieczności zniszczenia na początku planowanych działań zgrupowania pod dowództwem S. Jabłonowskiego, jakie nietchnięte mogło by zniweczyć brandenburskie zamiary wykonania szerszej ofensywy w głąb Polski. Stąd też mógł się wziąć brandenburski upór w przyszłości, w toku dalszych działań, aby za wszelką cenę w pierwszej fazie przeprowadzanej ofensywy zniszczyć to polskie zgrupowanie <text:soft-page-break/>wojsk. Działania Brandenburczyków o biły się echem w Warszawie. Jan III wysłał listy do Sztokholmu przepraszając za przygraniczne incydenty, ale też zadając wyjaśnień ze strony sojusznika na temat jego aktualnych relacji z Berlinem i statusu jakie posiada obecnie Pomorze. Co prawda odpowiedź, która otrzymał w połowie maja zapewniała o przyjaźni między oboma krajami i utrzymywała w mocy wcześniejsze układy, ale ze względu na nowe zobowiązania Karola IX wobec Fryderyka Wilhelma Hohenzollerna, także dawano do zrozumienia, iż szwedzki terytorium nie może by wykorzystywane do działań przeciwko niemu, podobnie, jak przeciwko RON ze strony elektorskiej. Sobieski posłał też swojego posła do Szczecina, aby z jednej strony zapewni, iż jego wojska nie będą przekracza granicy ze szwedzkim Pomorzem, ale też, aby uczuli, aby Brandenburczycy nie wykorzystywali go do podobnych celów przeciwko Rzeczpospolitej. Działania te oraz fakt odcięcia Pomorza brandenburskiego od reszty prowincji elektorskich przez polską okupację większości Nowej Marchii, nie pozwalało kurfirstowi na przywrócenie tam jego władzy. Wolał on już tym czasowo respektować tam obecność szwedzkich żołnierzy, gdyż w razie ich odejścia mógł spodziewa się zajęcia tych ziem przez Polaków. Sam natomiast miał wojska na należącym do Szwecji Pomorzu, aby móc liczyć, iż za cenę jego ustępstw, oni z wrócą mu w przyszłości jego ziemie. <text:s text:c="43"/>Jan III zdecydował też wysłać kilka chorągwi pod dowództwem Marcina Bogusza w rejon Piły i Chojnic (skoncentrowały się tam ciągu kwietnia). Do stacjonującego od połowy grudnia 1675 r. w Drezdenku regimentu pieszego Chełmskiego dołączył też pod koniec kwietnia regiment pieszy J. Daniłłowicza, a w tym samym czasie jednostki utrzymywane przez Stany wschodniopruskie miały zebrać są i pod Kwidzynem. </text:p>
      <text:p text:style-name="P1"/>
      <text:p text:style-name="P3">3. Wznowienie walk w Nowej Marchii. </text:p>
      <text:p text:style-name="P1">Na początku kampanii wojska brandenburskie zbierały się w Templinie i Prezlau. Następnie w dniu 28 maja poczęły się kierować w kierunku przepraw na Odrze w rejonie Cedyni (<text:span text:style-name="T3">Zehden</text:span>), gdzie z uwagi na konieczność przetransportowania dużej <text:soft-page-break/>ilości sprzętu artyleryjskiego oraz za opatrzenia zaczęto w dniu 30 maja wznosić most pontonowy, którego drożność miały uzupełniać promy. Materiały do jego budowy zaczęto gromadzić w wyznaczonym miejscu już na początku maja, co nie uszło uwadze polskim patrolom, myślano nawet o zniszczeni u podjętych prac, ale około 15 maja na miejsc u pojawiły się regiment kirasjerów von Polnitz i regimenty piesze von Hallard i von Goltz. Wcześniej też zaczęto ściągać pod Cedyni artylerię. Kirasjerzy po dniu 18 maja przeprawili się przez stron Odrę, ale trzymali się jej kurczowo i ograniczali się jedynie do zabezpieczenia jej brzegów. Dochodziło do drobnych utarczek z pod jazdami wysyłanymi przez Polaków, w trackie z jednej z nich miał zginąć rotmistrz jednej z polskich chorągwi lekkich, ale po dniu 25 maja walki ustały, gdyż Jabłonowski wszystkie dostępne siły ściągał pod Barlinek. Wyznaczał jedynie pojedyncze chorągwie, które miały przekradać się pod Cedyni każdego dnia i zbierać wiadomości o postępach w pracach wojsk nieprzyjacielskich. Rozpoznanie było na tyle dobre, iż Brandenburczycy nie mogli liczyć na zaskoczenie wojsk koronnych swoimi działaniami. Pojedyncze od działy elektorskie pod Cedyni przybywały wcześniej niż zakładał to harmonogram i większość z nich następnie weszła w skład awangardy Aleksandra von Spaera, która przeprawił się przez rzek w pełni już 1 czerwca i skupił się na osłonięciu przeprawy reszty armii. Stosunkowo wysokie stany wód na rzecze oraz warunki terenowe w miejscu budowy utrudniało szybkie wzniesienie konstrukcji. Most był gotowy w dniu 5 czerwca, a d o 7 czerwca trwała przeprawa armii elektorskiej. W dniu 8 czerwca w m. <text:span text:style-name="T3">Mohrin</text:span> wojska brandenburski rozbiły obóz a następnego dnia, po dokonaniu rozpoznania w kierunku na <text:span text:style-name="T3">Koningsberg</text:span>, <text:span text:style-name="T3">Soldin</text:span> i <text:span text:style-name="T3">Neudamm</text:span>, który nie doniósł o obecności polskiego wojska, Fryderyk Wilhelm rozkazał przej ś do konkretnych działań. Georg von Derffringer pomaszerował w kierunku Kostrzyna, następnego dnia kirasjerzy jego regimentu zajęli m. <text:span text:style-name="T3">Vietz</text:span> (Witnica), a reszta jego od działów w dniu 10 czerwca dotarły pod mury twierdzy. W tym samym czasie siły główne przesunęły się przez <text:span text:style-name="T3">Neudamm</text:span> do <text:span text:style-name="T3">Landsberga</text:span> (Gorzowa), który w dniu 10 czerwca został zajęty przez jednostki elektorskie. Kurfirst niepokoił się jednak, gdyż nie udało mu się ustalić, gdzie może znajdować się Jabłonowski, a to paraliżowało jego dalsze poczynania. Dopiero w <text:soft-page-break/>Lansbergu został poinformowany, iż Jabłonowski powinien stać pod Barlinkiem. Skierował więc w dniu 11 czerwca w tym kierunku zgrupowanie von Spaera a sam udał się w stron Friedeberga, dalej planował pójść na Woldenberg lub Drezdenko. Na razie jednak był zmuszony czekać na wieści od von Spaera, ale w dniu 13 czerwca plany te pokrzyżowały mu informacje, iż pod Woldenbergiem są liczne polskie chorągwie, a von Spaer nie natrafiwszy pod Barlinkiem na Polaków stwierdził, iż wycofali się na Pełczyce, gdzie się okopali i potrzebuje pomocy, aby na nie uderzyć. Wielki Elektor zawahał się, zaczął sobie zdawać sprawę, iż w pod <text:span text:style-name="T3">Woldenbergiem</text:span> znajdują się zapewne posiłki zmierzające z Wielkopolski. Zwrot na północ oznaczał też utratę cennego czasu i dawał szansę Polakom na lepsze obsadzenie przeprawy na Noteci i Warcie, co czyniło plany ataku na Wielkopolskę problematycznymi. Osaczenie jednak Jabłonowskiego i pobicie go nim otrzyma wsparcie dawało sukces taktyczny, który otwierał przed elektorem możliwość zmiany kierunku ofensywy, przez przeniesienie jej ciężaru w takich okolicznościach na Pomorze, z możliwością późniejszego ataku w stronę Gdańska i Prus. Wobec tego w dniu 14 czerwca Fryderyk Wilhelm rozkazał marsz przez <text:span text:style-name="T3">Tankow</text:span> na Pełczyce. Chciał mieć jak największą ilość żołnierzy przy sobie, na wypadek bitwy, gdyż słusznie przypuszczał, iż Jabłonowski prawdopodobnie otrzyma posiłki nie była znana tylko ich skala, ale z drugiej strony oznaczało to, iż dosyć lekkomyślnie zaniechał rozpoznania na kierunku Drezdenka, czy Krzyża. Po zablokowaniu Kostrzyna jazda von Derfflingera miała to uczyni i opanować tereny nadnoteckie. Kurfirst pozostawił jedynie 300 piechurów w <text:span text:style-name="T3">Lansbergu</text:span> (2 kompanie z regimentu von von Hallard) i w 200 w Friedebergu (2 kompanie z regimentu von Micrander). Następnie do m. <text:span text:style-name="T3">Tankow</text:span> jego armia dotarła nocą z 14/15 czerwca i doniesiono mu o pojawieniu się w okolicach nowych polskich chorągwi. Gdy po krótkim postoju o świcie wyszedł ku Pełczycom miano mu zaraportować, iż do Jabłonowskiego naciągnęły liczne posiłki, mówiono też o piechocie i reszcie armii pod dowództwem samego Sobieskiego, który zmierza ku niemu. </text:p>
      <text:p text:style-name="P1"/>
      <text:p text:style-name="P3"><text:soft-page-break/>4. Bitwa pod Pełczycami. </text:p>
      <text:p text:style-name="P1">Obaj wodzowie mieli niemal równocześnie pojawić się niemal jednocześnie w godzinach około południowych w dniu 15 czerwca na placu bitwy, choć ich wojska były na placu przeszłego boju już wcześniej. Wielki elektor mógł jeszcze liczyć na fakt, iż wiele z oddziałów polskich z jest opóźnionych i będą napływać stopniowo, podczas gdy on prowadzi swoje wojska w jednym zgrupowaniu. W takich okolicznościach energiczny atak na Jabłonowskiego i jego rozbicie dawało szanse bicia w dalszej kolejności kolejnych wojsk Sobieskiego, które sukcesywnie docierały by na miejsce lub skuteczne zablokowanie jego obozu dało by mu okazję do ich przechwytywania gdy do niego się by się zbliżały. Postanowił jednak zamiast blokady od razu zmiażdżyć Jabłonowskiego, ale ten pierwotny zamiar nie powiódł się. Wówczas pomyślał dopiero o drugim wariancie-blokadzie, ale przeciwnik był już za silny i nie potrafił tego już zamiaru zrealizować. Wszystko to w ostatecznym rozrachunku przełożyło się na jego klęskę. </text:p>
      <text:p text:style-name="P1">Sobieski o ruchach armii brandenburskiej był alarmowany pod koniec maja. Wcześniej był już oczywiście świadomy, iż elektor podejmie ofensywę, więc koncentrował swoje wojska, najpierw pod Poznaniem, a potem po 22 maja, gdy stawało się jasnym, iż wojska brandenburskie będą przeprawia się na północ, a nie na południe od Kostrzyna, polecił je przesunąć w kierunku Wronek. Gwardię koncentrował zaś pod Warszawą, co na początku obrad sejmu miało tez znaczenie polityczne, dopiero 26 maja wyprawił ją pod Sochaczew i sam przysposobił się pośpiesznie do ruszenia w pole, co tez miało znaczenia dla tempa obrad, stylu i rezultatów sejmu. Na całością gromadzonych wojsk miał trzyma piecze, do czasu zakończenia sejmu i przybycia monarchy chorąży koronny Mikołaj Sieniawski. Sprawa wydawała się na tyle poważna, iż już w dniu 31 maja Sobieski nakazał zakończenie obrad sejmu, postanowienia końcowe miały zapaść bez jego udziału lub zostać limitowane do kolejnego sejmu, a odpowiedzialnym za to stał się senat i niezwłocznie jeszcze tego samego dnia wieczorem ruszył ku Nowej Marchii. Maszerował wraz ze swoją gwardią przez Łowicz i Łęczyce, a w dniu 3 czerwca był <text:soft-page-break/>w Kole. Tam połączył się z Szczęsnym Potockim, który pod Kołem pod koniec maja skupił oddziały, jakie rozlokowane zostały uprzednio nad śląską granicą, województwie Krakowskim i Sandomierskim. W Poznaniu Jan III był już 5 czerwca, idąc przez Słupcę, gdzie nocował i Wrześnie. We Wronkach był około południa 7 czerwca, zaś wieczorem doszły do niego informacje o przeprawianiu się armii elektorskiej przez Odrę. Wydał Sieniawskiemu polecenie, aby w dniu 8 czerwca wyruszył ku Drezdenku, gdzie on dotarł w dniu 10 czerwca, zaś Jabłonowskiemu, by kierował się mu na spotkanie nad Notecią. On jednak odpowiednich wytycznych nie otrzymał, goniec gdzieś przepadł, a i polskie dowództwo nie miało od dnia 5 czerwca pewnych informacji, gdzie jest wojewoda ruski ze swoimi żołnierzami i Sobieski na początku kampanii nie miał kontaktu z podkomendnym. Owszem wojewoda ruski instynktownie wyruszył w dniu 11 czerwca na południe, jak to wcześniej mu polecono w instrukcjach na wypadek poważnej ofensywy przeciwnika, gdy pojawiły się pogłoski o zajęciu Landsbergu przez Brandenburczyków, ale nie mając pewności, czy napotka na własne wojska i w obawie, iż przejścia do Wielkopolski obsadziła już armia kurfirsta postanowił cofnąć się na wschód, w kierunku Piły, gdzie miały stać chorągwie Marcina Bogusza, aby po połączeniu się z nimi mieć możliwość odejścia na Toruń lub Gdańsk. Jednak nocą z 11/12 czerwca wysłane podjazdy pod dowództwem Zbrożka doniosły o sporej ilości wrogiej kawalerii przesuwającej się w stron pozycji zajmowanych przez wojewodę. Nie było przy niej piechoty, stąd Jabłonowski trafnie ocenił, iż są to oddziały posłane przodem, choć źle ocenił iż poprzedzają one główne zgrupowanie armii, a celem Fryderyka Wilhelma będzie prawdopodobnie Pomorze. Postanowił zaskoczyć wrogą kawalerie i rozbić ją, aby pozbawić przeciwnika możliwości pościgu, gdy sam będzie się wycofywał na wschód, a przy kurfirście zostanie głównie piechota. Jabłonowski jednak jako dowódca polegał nawet w działaniach zaczepnych na zachowaniach w istocie obronnych i biernych. Postanowił oczekiwać i przyjąć atak przeciwnika, zmęczyć go swoją obroną, a potem kontratakować, lub ujść, gdy ten już nie będzie zdolny do ponownych ataków, w wybranym kierunku. Inni oficerowie podpowiadali mu raczej, aby wykorzystał przewagę manewrową jazdy koronnej i efekt zaskoczenia, jednak on <text:soft-page-break/>postanowił wycofać się w rejon jezior pod Pełczycami i tam stworzy statyczne linie obronne na wypadek spotkania wrogiej kawalerii. I rzeczywiście w dniu 12 czerwca wieczorem Brandenburczycy pojawili się bezpośrednio pod Pełczycami, zdając sobie już sprawę z bliskości wojsk koronnych, idąc od strony zachodniej. Doszło pod m. Jagów do utarczek kirasjerów z chorągwiami Silnickiego i Zbrożka, które operowały w podejściach do Pełczyc. Obie strony wycofały się po krótkim boju na pozycje wyjściowe w oczekiwaniu na dalszy rozwój wypadków i rozkazy. Kurfirst powiadomiony o napotkaniu armii koronnej wyruszył pod Pełczyce na czele większości swoich wojsk. Sieniawski natomiast w dniu 11 czerwca posłał podjazd pod dowództwem A. Mączyńskiego na Dobniegniew (<text:span text:style-name="T3">Woldenberg)</text:span>, który po drodze rano 12 czerwca napotkał z kolei podjazdy wysłane przez Jabłonowskiego na południe (dwie chorągwie Dobrogowskiego, który miał sprawdzi, czy od strony <text:span text:style-name="T3">Woldenbergu</text:span> nie idą jakieś oddziały brandenburskie) i w konsekwencji z nocy z 12/13 czerwca dotarł do pozycji Jabłonowskiego pod Pełczycami. Między Sobieskim i Jabłonowskim została wznowiona łączność. W dniu 12 czerwca do Sieniawskiego na czele gwardii i kilku regimentów pieszych dołączył Jan III i polecił natychmiastowy marsz do Pełczyc, gdy potwierdzono tam obecność oddziałów Jabłonowskiego. Marcinowi Boguszowi rozkazano marsz na <text:span text:style-name="T3">Woldenberg</text:span>, aby osłonił on jego tyły, w chwili gdy Jan III podążył naprzeciwko armii elektorskiej. Poszczególne grupy armii koronnej docierały stopniowo do Pełczyc. W dniu 13 czerwca wieczorem przybył pułk jazdy Sieniawskiego i część dragonii, kolejnego dnia Jan III z gwardią, pułk Lubomirskiego w godzinach rannych i popołudniowych, Potockiego, reszta dragonii i piechoty wieczorem i nocą z 14/15 czerwca. Doszło do kilku utarczek z kawalerią brandenburską, która starała się głównie rozproszy kolumny polskiej piechoty, ale koronna konnica trzymała ją na dystans, a wysiłki te były o tyle jałowe, iż oddziały koronne szły do miasta od strony południowo-wschodniej, za barierą utworzoną przez południkową linię jezior oblewających Pełczyce. Kawaleria elektorska nie zdołała znaleźć przejścia przez jeziora odpędzana przez Polaków, co w istocie przyczyniło się do braku należytego rozeznania o zaistniałej sytuacji przez sztab kurfirsta. Ta pierwsza faza starć 13-14 czerwca <text:soft-page-break/>wyglądała w następujący sposób. Pod Jagów kawaleria elektorska zbliżała się dwoma kolumnami-regimenty von Spaer, von Eller i Printzen szły drogą południową, zaś regimenty von Lutfe, von Polnitz, Sndow i szwadron von Brandt drogą północną. Ta też pierwsza pojawiła się na miejscu i stoczyła utarczkę z polskimi kawalerzystami. W nocy z 12/13 czerwca obie kolumny spotkały się. Mając już wszystkie oddziały skupione, von Spaer ponaglany przez elektora nie zawahał się przejść do bardziej aktywnych działań. Regimenty von Eller i Pritzen miały podąży przez Chrapowo-<text:span text:style-name="T3">Hohengrape</text:span>, ale zostały one szybko przepędzone przez jazdę A. Mączyńskiego, która obozowała pod miastem strzegąc do niego dostępu między jeziorami-Pełczą i Panieńskim. Niecałe 1000 jeźdźców elektorskich stanęło naprzeciw 1500 jazdy polskiej, która rozpędziła przeciwnika, ale pościgu zaniechano z uwagi na pojawienia się innych podjazdów brandenburskich na północ od miasta. Jabłonowski nakazał bowiem Mączyńskiemu w takiej sytuacji trzymać się kurczowo jego obozu i służy jako odwód. Dlatego też kirasjerzy wycofali się jedynie do zabudowań folwarku Paulinenhof, gdzie wkrótce Fryderyk Wilhelm urządzi swoją kwaterą na czas bitwy, a na północ od niego zostanie wzniesiony obóz dla armii elektorskiej. Drugi, gdzie wysłano też rodziny żołnierzy i oficerów, starano się ulokować nieżołnierskie tłumy towarzyszące wojskom wyznaczono na wschód od zabudowań wsi Chrapowo. Dwa inne regimenty kirasjerskie, w tym czasie, to jest von Lufte i von Polnitz skierowały się w rejon na północ od Pełczyc, w stron jeziora Sławno, ale Jabłonowski zareagował wyprowadzeniem jazdy pułku Bidzińskiego, który ustawiony przed szańcami zniechęcił przeciwnika do realizacji swoich pierwotnych zamiarów i ten wycofał się. Nieco później wysłani jeszcze bardziej na północ, w kierunku jeziora Trzbień dragonii Sndowa po przejściu lasu natchnęli się na podążające w ich stronę kolumny M. Sieniawskiego i Zbrożka, w momencie dla siebie bardzo niefortunnym, kiedy wyłoniły się one zza jeziora. Przewaga Polaków była miażdżąca, a jedynie co uratowało dragonów elektorskich przez kompletnym rozbiciem, to czas jaki stracił Sieniawski na rozwiniecie chorągwi do ataku. Te po przystąpieniu do niego natarły bardzo energicznie, wróg ratował się ucieczką w las, w którym pogoni nie kontynuowano, bojąc się zasadzki i piechoty, która mogła by w nim ukryta. Bez <text:soft-page-break/>sprawdzania jego zawartości nie podjęto się wejścia do niego. Dragoni elektorscy jednak ponieśli spore straty, nawet 1/4 regimentu została stracona. Straty Polaków były minimalne. Wydarzenia te spowodowały, iż von Spaer wycofał swe oddziały i wyczekiwał na przybycie kurfirsta i reszty armii, która się ku niemu zbliżała. Stało się oczywiste, iż do Jabłonowskiego dołączyły nowe siły, ale skład i liczba nie były znane. Podejrzewano, iż jest to głównie kawaleria, gdyż piechoty i dragonów koronnych podjazdy elektorskie te rozpoznały. Nie zdawano sobie sprawy z ilości i i sposobu podziału sił koronnych, nie wiedziano dokąd po udanej potyczce wycofali się Polacy. Oficerowie brandenburscy zdawali się przypuszczać, iż Jan III nie przybył jeszcze na miejscu lub, iż jego formacje piesze spóźniają się, co pozwalało myślę o operacji zmierzającej na biciu po kolei poszczególnych zgrupowań polskich, jakie pod Pełczyce miały maszerować. </text:p>
      <text:p text:style-name="P1">Dopiero, gdy około godz. 11.00 dnia 15 czerwca pojawiły się główne siły Wielkiego Elektora, ten polecił przeprowadzi bardziej energiczne działania. W pierwszej kolejności znieść pozycje zajmowane przez Jabłonowskiego. Nie do końca był świadomy liczebności armii koronnej jaka znajdowała się na miejscu. Tym czasem Polacy od 12 czerwca rozwijali tabor i szańcowali się. Oficerowie Fryderyka Wilhelma interpretowali to w ten sposób, iż do Jabłonowskiego nie dotarły jeszcze posiłki i spieszył swoją jazdę, aby w tak przygotowanej pozycji obronnej jak najdłużej wytrzymać. To rodziło pokusę natychmiastowego uderzenia na jego pozycję przez elektorską piechotę, oraz powierzenie kawalerii zadania niszczenia zmierzających ku niemu nowych oddziałów koronnych. Przedtem musiała ona znaleźć dogodne przejścia między jeziorami, aby wyjść na tyły polskiego obozu. W rzeczywistości w taborze stały jednostki piechoty. Dragonia i cześć jazdy miała pilnować przejść i wspierać działania obronne. Główne zgrupowania jazdy, ustawione w trzecim rzucie miały wykonać kontratak. Plan Sobieskiego przewidywał uderzenie oskrzydlające, po uprzednim szerokim obejściu pozycji nieprzyjaciela. Wykorzystano tabor, gdyż w rzeczywistości Jabłonowski pierwotnie chciał w jego osłonie (po obsadzeniu czeladzią przy braku piechoty) prowadzić działania kawaleryjskie i czynił to na początku walk, w dniach 13-14 czerwca, zaś potem <text:soft-page-break/>Sobieski postanowił go także wykorzystać, aby zwiększyć możliwości obronne własnej piechoty, którą uważał po doświadczeniach kampanii przeciwko cesarstwu mniej sprawną i zdyscyplinowaną w walce ogniowej na tle analogicznych formacji typu zachodnioeuropejskiego. </text:p>
      <text:p text:style-name="P1"><text:s/>W istotnie pośpiech, który miał uniemożliwi dotarcie do Jabłonowskiego posiłków, przyczynił się do braku należytego rozpoznania i zabezpieczenia w przypadku kontrataku wojskom brandenburskim. Brak, już na początku jego pełnego oblężenie, powodowało, iż Jan III zyskał swobodę w planowaniu kontrataku i w żaden sposób nie powstrzymały armii RON, przed pełną koncentracją. Trzeba jednak równocześnie podkreśli, iż w pieszej fazie von Spear nie miał odpowiednich sił, aby doprowadzić do podobnego manewru, słusznie obawiał się potencjału polskiej jazdy, aby liczyć na skuteczne oblężenie obozu wojsk Jabłonowskiego nie dysponując ku temu odpowiednio wysoką przewagą liczebną. Gdy przybyły kolejne oddziały brandenburskie na miejsce, były tam już wszystkie siły Sobieskiego, co znów z przyczyn analogicznych jak wyżej wykluczało podobny sposób organizacji walki przez stron brandenburską. Armia jaką Sobieski dysponował w tym czasie pod Pełczycami wyglądała w następujący sposób: </text:p>
      <text:p text:style-name="P3">1.) Regimenty Piesze </text:p>
      <text:p text:style-name="P1">Regiment gwardii pieszej JKM Jana III pod dowództwem gen. Ernesta Denhoffa*<text:note text:id="ftn1" text:note-class="footnote"><text:note-citation>1</text:note-citation><text:note-body><text:p text:style-name="Footnote">W ten sposób oznaczam oficerów, którzy awansowali w toku dotychczasowych zasług na wyższe stopnie </text:p></text:note-body></text:note></text:p>
      <text:p text:style-name="P1">Regiment gwardii pieszej JKM Marii Kazimiery pod dowództwem płk. Stanisława Morsztyna</text:p>
      <text:p text:style-name="P1">Regimenty piechoty gen. Marcina Kątskiego, pod dowództwem ppłk. Wilhelma Finka</text:p>
      <text:p text:style-name="P1">Regiment piechoty koronnej gen.-mjr. Eliasza Łąckiego </text:p>
      <text:p text:style-name="P1">Regiment piechoty koronnej Franciszka Żychlińskiego pod płk. Danielem Szulcem </text:p>
      <text:p text:style-name="P1">Regiment piechoty koronnej płk. Wiktoryna Bykowskiego</text:p>
      <text:p text:style-name="P1"><text:soft-page-break/>Regiment piechoty koronnej Jana Glińskiego, pod ppłk. Teodorem Frankiem</text:p>
      <text:p text:style-name="P1">Regiment piechoty koronnej płk. Awersusa Wrzospolskiego</text:p>
      <text:p text:style-name="P1">Regiment piechoty koronnej płk. Aleksandra Brzezińskiego </text:p>
      <text:p text:style-name="P1">Regiment piechoty koronnej płk. Jana Teodora Schliebena </text:p>
      <text:p text:style-name="P1">Regiment piechoty koronnej Siekierczyńskiego pod dowództwem ppłk. Krzysztofa Skarbka* </text:p>
      <text:p text:style-name="P1">Regiment piechoty koronnej płk. Jana Barensa*</text:p>
      <text:p text:style-name="P1">Regiment piechoty koronnej Kazimierza Zamoyskiego, pod dowództwem płk. Wojciecha Jaskólskiego</text:p>
      <text:p text:style-name="P1">Regiment piechoty koronnej płk. Otto Fabiana Kinzinga, </text:p>
      <text:p text:style-name="P1">Regiment piechoty koronnej płk. Marka Butlera </text:p>
      <text:p text:style-name="P1">Regiment piechoty koronnej gen. Jana Zygmunta Loebla*, pod dowództwem płk. Jana Fryderyka Grobelna</text:p>
      <text:p text:style-name="P1">Regiment piechoty koronnej Michała Działyńskiego pod pod dowództwem kpt. Pierty</text:p>
      <text:p text:style-name="P1">Regiment piechoty koronnej gen. Władysława Denhoffa*, pod dowództwem płk. Jana Ernesta Korffa </text:p>
      <text:p text:style-name="P1">Regiment piechoty koronnej płk. Jana Linkhauza </text:p>
      <text:p text:style-name="P1">Regiment piechoty koronnej płk. Ottona Ernesta Rappa </text:p>
      <text:p text:style-name="P1">Regiment piechoty koronnej płk. Jerzego Krzysztofa von Rosseta</text:p>
      <text:p text:style-name="P1">Regiment piechoty koronnej płk. Andrzeja Prusinowskiego</text:p>
      <text:p text:style-name="P1">Razem około 7000-7500 ludzi. </text:p>
      <text:p text:style-name="P3"/>
      <text:p text:style-name="P3"><text:soft-page-break/>2.) Dragonia </text:p>
      <text:p text:style-name="P1">Regiment Dragonów <text:s/>Gwardii Konnej JKM Jana III pod dowództwem płk. Franciszka Gałeckiego</text:p>
      <text:p text:style-name="P1">Regiment dragonów <text:s/>Szczęsnego Potockiego, pod dowództwem ppłk Jerzym Knypem </text:p>
      <text:p text:style-name="P1">Regiment dragonów <text:s/>gen. Jana Dönnemarka* pod <text:s/>dowództwem ppłk. Grux </text:p>
      <text:p text:style-name="P1">Regiment dragonów <text:s/>Stefana Bidzińskiego, pod <text:s/>dowództwem ppłk. Jana Koszkiela* </text:p>
      <text:p text:style-name="P1">Regiment Dragonów <text:s/>płk. Aleksandra Domaradzkiego </text:p>
      <text:p text:style-name="P1">Regiment dragonów <text:s/>gwardii konnej JKM Marii Kazimiery, pod dowództwem ppłk. Mateusza de Rossy* </text:p>
      <text:p text:style-name="P1">Regiment Dragonów <text:s/>Kazimierza Zawadzkiego, <text:s/>pod dowództwem <text:span text:style-name="T4">Jana Tedwina</text:span></text:p>
      <text:p text:style-name="P1">Regiment Dragonów <text:s/>ordynata Marcina Zamoyskiego, pod dowództwem <text:span text:style-name="T4">ppłk. Adama Jakuba Domaradzkiego</text:span></text:p>
      <text:p text:style-name="P1">Regiment dragonów <text:s/>Stanisława Koniecpolskiego pod dowództwem <text:span text:style-name="T4">Jana ( Laussona </text:span></text:p>
      <text:p text:style-name="P1">Regiment Dragonów <text:s/>Władysława Łosia pod pod dowództwem ppłk. Hermanq Szwarcq </text:p>
      <text:p text:style-name="P1">Regiment dragonów <text:s/>gwardii JKM Jakuba Sobieskiego pod dowództwem płk. Jana Przebendowskiego </text:p>
      <text:p text:style-name="P1">Regiment Dragonów <text:s/>Hieronima Lubomirskiego, pod dowództwem ppłk. Eliasza Krauzera</text:p>
      <text:p text:style-name="P1">Regiment Dragonów <text:s/>Jerzego Wielhorskiego pod dowództwem <text:span text:style-name="T4">Krzysztofa Bockhorna</text:span></text:p>
      <text:p text:style-name="P1">Regiment Dragonów <text:s/>Ludwika de Maligny, pod dowództwem ppłk. Jana Kożuchowskiego.</text:p>
      <text:p text:style-name="P1"><text:soft-page-break/>Razem stanowiło to około 4500 – 5000 ludzi i dawało <text:s/>w <text:s/>sumie „ludzie ognistym” około 12 000 żołnierzy. <text:s/></text:p>
      <text:p text:style-name="P1">Formacje jazdy zostały podzielone na poszczególne grupy. Ich podział wyglądał w następujący sposób:</text:p>
      <text:p text:style-name="P3">1.) Grupa jazdy Hieronima Lubomirskiego </text:p>
      <text:p text:style-name="P1">Chorągiew husarska Hieronima Lubomirskiego, pod A. Trzecieskim </text:p>
      <text:p text:style-name="P1">Chorągiew husarska marszałka wielkiego koronnego pod dowództwem Hieronima Kuropatnickiego </text:p>
      <text:p text:style-name="P1">Chorągiew husarska JKM Marii Kazimiery d' Arquien Sobieskiej pod Michałem Rzewuskim</text:p>
      <text:p text:style-name="P1">Chorągiew husarska Jana Cetnera, pod dowództwem Borzęckiego </text:p>
      <text:p text:style-name="P1">chorągiew husarska Jan Jerzego Przebendowskiego pod dowództwem Piotra Kaszkowskiego</text:p>
      <text:p text:style-name="P1">Chorągiew husarska (wcześniej pancerna) Mikołaja Firleja </text:p>
      <text:p text:style-name="P1">Chorągiew pancerna Kazimierza Minora, pod dowództwem por. Macieja Dobrosołowskiego </text:p>
      <text:p text:style-name="P1">Chorągiew pancerna Stanisława Taszyckiego </text:p>
      <text:p text:style-name="P1">Chorągiew pancerna Łukasza Franciszka Dziewanowskiego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 </text:p>
      <text:p text:style-name="P1"><text:soft-page-break/>Chorągiew pancerna Aleksandra Wojny </text:p>
      <text:p text:style-name="P1">Chorągiew pancerna Franciszka Ludwika Rzewuskiego, </text:p>
      <text:p text:style-name="P1">Chorągiew pancerna Hieronima Lubomirskiego, pod dowództwem por. Mikołaja Śrubowskiego </text:p>
      <text:p text:style-name="P1">Chorągiew pancerna Jerzego Wielhorskiego </text:p>
      <text:p text:style-name="P1">Chorągiew pancerna Jakuba Rociszewskiego </text:p>
      <text:p text:style-name="P1">Chorągiew pancerna Adama Radalińskiego </text:p>
      <text:p text:style-name="P1">Chorągiew pancerna Kazimierza Domaszewskiego </text:p>
      <text:p text:style-name="P1">Chorągiew pancerna Stanisława Koniecpolskiego </text:p>
      <text:p text:style-name="P1">Chorągiew pancerna Aleksandra Konstantego Woronicza, pod dowództwem Hieronima Siemaszki </text:p>
      <text:p text:style-name="P1">Chorągiew pancerna Stanisława Opalińskiego </text:p>
      <text:p text:style-name="P1">Chorągiew lekka Marcina Dębickiego</text:p>
      <text:p text:style-name="P1">Chorągiew pancerna Jerzego Ruszczyca </text:p>
      <text:p text:style-name="P1">Chorągiew lekka Boubonombeka Persa</text:p>
      <text:p text:style-name="P1">Chorągiew lekka Jana Wielopolskiego, pod dowództwem por. Modrzewskie go </text:p>
      <text:p text:style-name="P1">Chorągiew lekka Franciszka Żychlińskiego, pod dowództwem por. Jarnowskiego </text:p>
      <text:p text:style-name="P1">W sumie około 3 000 koni.</text:p>
      <text:p text:style-name="P3">2.) Grupa Jazdy Szczęsnego Potockiego </text:p>
      <text:p text:style-name="P1">Chorągiew husarska Andrzeja Potockiego, pod dowództwem Samuela Gurowskiego </text:p>
      <text:p text:style-name="P1">Chorągiew husarska Szczęsnego Potockiego, pod dowództwem Remigiana Strzałkowskiego </text:p>
      <text:p text:style-name="P1"><text:soft-page-break/>Chorągiew husarska Jana Wielopolskiego, kanclerza wielkiego koronnego, pod dowództwem Stanisława Małachowskiego</text:p>
      <text:p text:style-name="P1">Chorągiew husarska (dawna pancerna) Jarosza Lipińskiego </text:p>
      <text:p text:style-name="P1">Chorągiew husarska (dawna pancerna) Jana Aleksandra Myszkowskiego, pod dowództwem Radeckiego </text:p>
      <text:p text:style-name="P1">Chorągiew pancerna Remigiana Strzałkowskiego, pod dowództwem por. Stefana Hodoryszczana </text:p>
      <text:p text:style-name="P1">Chorągiew pancerna Jakuba Rościszewskiego </text:p>
      <text:p text:style-name="P1">Chorągiew pancerna Adama Radalińskiego </text:p>
      <text:p text:style-name="P1">Chorągiew pancerna Jana Korycińskiego</text:p>
      <text:p text:style-name="P1">Chorągiew pancerna Jana Malskiego cześnika czernichowskiego, pod dowództwem Mękarskiego </text:p>
      <text:p text:style-name="P1">Chorągiew pancerna Stanisława Tuszyńskiego, pod dow. namiestnika Pawła Brzuskiewicza </text:p>
      <text:p text:style-name="P1">Chorągiew husarska (dawna pancerna) Jakuba Rokitnickiego </text:p>
      <text:p text:style-name="P1">Chorągiew pancerna Jana Kazimierza Brodeckiego pod Jasiełkowskim </text:p>
      <text:p text:style-name="P1">Chorągiew pancerna Andrzeja Franciszka Gembickiego, pod dowództwem Jana Pajęckiego </text:p>
      <text:p text:style-name="P1">Chorągiew pancerna Jana Chorzewskiego</text:p>
      <text:p text:style-name="P1">Chorągiew pancerna Jana Karola Daniłowicza</text:p>
      <text:p text:style-name="P1">Chorągiew pancerna Mikołaja Sapiehy </text:p>
      <text:p text:style-name="P1">Chorągiew lekka Szczęsnego Potockiego </text:p>
      <text:p text:style-name="P1">Chorągiew lekka Szymona Zawiszy </text:p>
      <text:p text:style-name="P1"><text:soft-page-break/>Chorągiew pancerna Jana Potockiego, pod dowództwem Jeżowskiego </text:p>
      <text:p text:style-name="P1">Chorągiew lekka Marcina Orzechowskiego </text:p>
      <text:p text:style-name="P1">W sumie około 2000 koni </text:p>
      <text:p text:style-name="P3">3.) Grupa Jazdy Mikołaja Sieniawskiego</text:p>
      <text:p text:style-name="P1">Chorągiew husarska Jakuba Sobieskiego pod dowództwem Mikołaja Złotnickiego </text:p>
      <text:p text:style-name="P1">Chorągiew husarska koronna Mikołaja Sieniawskiego, pod Stanisławem Tęgoborskim </text:p>
      <text:p text:style-name="P1">Chorągiew husarska hetmana wielkiego koronnego pod dowództwem Aleksandra Polanowskiego </text:p>
      <text:p text:style-name="P1">Chorągiew husarska (dawna pancerna) Marcina Cieńskiego*</text:p>
      <text:p text:style-name="P1">Chorągiew pancerna królewska III Jana Sobieskiego pod dowództwem Wronowskiego </text:p>
      <text:p text:style-name="P1">Chorągiew pancerna Michała Rzewuskiego pod por. Andrzejem Siemianowskim Chorągiew pancerna Władysława Skoraszewskiego, pod dowództwem por. Jana Ulatowskiego </text:p>
      <text:p text:style-name="P1">Chorągiew pancerna Andrzeja Zaleskiego </text:p>
      <text:p text:style-name="P1">Chorągiew pancerna Szczęsnego Potockiego, pod dowództwem por. Paprockiego Chorągiew arkebuzerii Mikołaja Sieniawskiego, pod dowództwem mjr. Jerzego Rostocka </text:p>
      <text:p text:style-name="P1">Chorągiew pancerna Andrzeja Modrzewskiego, pod dowództwem Sękowskiego Chorągiew pancerna Stanisława Ossolińskiego, pod dowództwem Pruszczyckiego Chorągiew pancerna Jerzego Mniszka </text:p>
      <text:p text:style-name="P1">Chorągiew pancerna Mariusza Stanisława Jaskólskiego </text:p>
      <text:p text:style-name="P1">Chorągiew pancerna Jana Stadnickiego </text:p>
      <text:p text:style-name="P1"><text:soft-page-break/>Chorągiew pancerna Jana Strzemeckiego </text:p>
      <text:p text:style-name="P1">Chorągiew pancerna Jana Rzeczyckiego, pod dowództwem por. Tatomira, </text:p>
      <text:p text:style-name="P1">Chorągiew pancerna Krzysztofa Chodorowskiego, pod dowództwem por. Michała Więckowskiego </text:p>
      <text:p text:style-name="P1">Chorągiew pancerna Jana Karwowskiego pod Janem Mussułą </text:p>
      <text:p text:style-name="P1">Chorągiew pancerna Jana Gałęzowskiego </text:p>
      <text:p text:style-name="P1">Chorągiew pancerna Jana Rzeczyckiego, pod dowództwem por. Tatomira </text:p>
      <text:p text:style-name="P1">Chorągiew pancerna Mikołaja Sieniawskiego pod dowództwem Aleksandra Gałeckiego</text:p>
      <text:p text:style-name="P1">Chorągiew pancerna Melchiora Grudzińskiego, pod dowództwem por. Osińskiego </text:p>
      <text:p text:style-name="P1">Chorągiew pancerna Kazimierza Humieckiego </text:p>
      <text:p text:style-name="P1">Razem było to około 2500 koni </text:p>
      <text:p text:style-name="P3">4.) Grupa jazdy Atanazego Miączyńskiego </text:p>
      <text:p text:style-name="P1"><text:s/>Chorągiew pancerna Wacława Zaleskiego </text:p>
      <text:p text:style-name="P1">Chorągiew pancerna Jana Ligenzy</text:p>
      <text:p text:style-name="P1">Chorągiew pancerna Stanisława Gródeckiego </text:p>
      <text:p text:style-name="P1">Chorągiew pancerna Łukasza Franciszka Dziewanowskiego </text:p>
      <text:p text:style-name="P1">Chorągiew pancerna Hrehorego Ulanickiego </text:p>
      <text:p text:style-name="P1">Chorągiew pancerna Piotra Bielowskiego </text:p>
      <text:p text:style-name="P1">Chorągiew pancerna Michała Rzewuskiego pod por. Andrzejem Siemianowskim </text:p>
      <text:p text:style-name="P1">Chorągiew pancerna Jana Lipskiego </text:p>
      <text:p text:style-name="P1">Chorągiew pancerna Jana Piaseczyńskiego </text:p>
      <text:p text:style-name="P1"><text:soft-page-break/>Chorągiew lekka Karola Romanowskiego, pod dowództwem namiestnika Marcina Dobrzańskiego </text:p>
      <text:p text:style-name="P1">Chorągiew lekka Władysława Morsztyna, pod dowództwem por. Bogusława Łepkowskiego </text:p>
      <text:p text:style-name="P1">Chorągiew rajtarii Jana Kosa </text:p>
      <text:p text:style-name="P1">Chorągiew rajtarii płk. Jana Górzyńskiego </text:p>
      <text:p text:style-name="P1">Chorągiew lekka Floriana Dobrzelowskiego </text:p>
      <text:p text:style-name="P1">Chorągiew tatarska Lechtezara Szabłowskiego </text:p>
      <text:p text:style-name="P1">Chorągiew pancerna Atanazego Miączyńskiego, pod dowództwem Gęsickiego </text:p>
      <text:p text:style-name="P1">Chorągiew lekka Andrzeja Kamińskiego </text:p>
      <text:p text:style-name="P1">Chorągiew lekka Władysława Łosia </text:p>
      <text:p text:style-name="P1">Razem stanowiło to około 1 500 ludzi </text:p>
      <text:p text:style-name="P1">Łącznie we wszystkich tych grupach znajdawało się około 9 000 koni </text:p>
      <text:p text:style-name="P1">Osobno sformowana została grupa wojewody Stanisława Jabłonowskiego, która dzieliła się na następujące pułki: </text:p>
      <text:p text:style-name="P3">1.) Pułk <text:s/>Stefana Bidzińskiego </text:p>
      <text:p text:style-name="P1">Chorągiew husarska Stanisława Jabłonowskiego, pod dowództwem Zbigniewa Bliskowskiego </text:p>
      <text:p text:style-name="P1">Chorągiew husarska Aleksandra Lubomirskiego, pod dowództwem Władysława Wilczkowskiego </text:p>
      <text:p text:style-name="P1">Chorągiew husarska Marcina Zamoyskiego pod dowództwem Warzyńskiego </text:p>
      <text:p text:style-name="P1">Chorągiew husarska Andrzeja Morsztyna, pod dowództwem Mikołaja Żaboklickiego </text:p>
      <text:p text:style-name="P1">Chorągiew pancerna Stefana Bidzińskiego, pod dowództwem por. Łazińskiego </text:p>
      <text:p text:style-name="P1"><text:soft-page-break/>Chorągiew pancerna Aleksandra Chodorowskiego, pod dowództwem por. Dobrosołowskim</text:p>
      <text:p text:style-name="P1">Chorągiew pancerna Rafała Makowskiego pod por. Pruszczyckim </text:p>
      <text:p text:style-name="P1">Chorągiew pancerna Stanisława Fredry </text:p>
      <text:p text:style-name="P1">Chorągiew pancerna Kazimierza Grudzińskiego </text:p>
      <text:p text:style-name="P1">Chorągiew pancerna Gabriela Silnickiego, pod dowództwem Michała Wasilkowskiego </text:p>
      <text:p text:style-name="P1">Chorągiew pancerna Jana Opalińskiego </text:p>
      <text:p text:style-name="P1">Chorągiew pancerna Jakuba Potockiego </text:p>
      <text:p text:style-name="P1">Chorągiew pancerna Stanisława Sariusza Łazińskiego </text:p>
      <text:p text:style-name="P1">Chorągiew tatarska Kolumbeka Bosackiego </text:p>
      <text:p text:style-name="P1">Chorągiew tatarska Adama Murawskiego, </text:p>
      <text:p text:style-name="P1">Chorągiew tatarska Husajna Murawskiego </text:p>
      <text:p text:style-name="P1">W sumie około 1 500 koni </text:p>
      <text:p text:style-name="P3">2.) Pułk <text:s/>Gabriela Silnickiego </text:p>
      <text:p text:style-name="P1">Chorągiew pancerna Stanisława Jabłonowskiego, pod dowództwem Strzałki </text:p>
      <text:p text:style-name="P1">Chorągiew pancerna Wojciecha Prażmowskiego, pod dowództwem por. Aleksandra Tarnowskiego </text:p>
      <text:p text:style-name="P1">Chorągiew pancerna Tomasza Karczewskiego, pod dow. por. Romana Lirkiewicza </text:p>
      <text:p text:style-name="P1">Chorągiew pancerna Stanisława Kowalewskiego </text:p>
      <text:p text:style-name="P1">Chorągiew pancerna Gabriela Silnickiego, pod dowództwem Michała Wasilkowskiego </text:p>
      <text:p text:style-name="P1">Chorągiew pancerna Jana Opalińskiego </text:p>
      <text:p text:style-name="P1"><text:soft-page-break/>Chorągiew pancerna Stanisława Ossolińskiego, pod dowództwem Pruszczyckiego <text:tab/> </text:p>
      <text:p text:style-name="P1">Chorągiew pancerna Jerzego Mniszka </text:p>
      <text:p text:style-name="P1">Chorągiew pancerna Dominika Potockiego, pod dowództwem por. Golijowskiego </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Chorągiew tatarska Jachy Krobickiego </text:p>
      <text:p text:style-name="P1">Chorągiew tatarska Krzysztofa Koryckiego </text:p>
      <text:p text:style-name="P1">W sumie <text:s/>około 1 000 koni </text:p>
      <text:p text:style-name="P1"><text:s/></text:p>
      <text:p text:style-name="P3">3.) Pułk Krzysztofa Łasko</text:p>
      <text:p text:style-name="P1">Chorągiew pancerna Krzysztofa Łasko</text:p>
      <text:p text:style-name="P1">Chorągiew pancerna Jana Dobrogosta Krasińskiego, pod dowództwem por. Jana Berkowskiego </text:p>
      <text:p text:style-name="P1">Chorągiew pancerna Jana Michała Myśliszewskiego </text:p>
      <text:p text:style-name="P1">Chorągiew lekka Jerzego Frąckiewicza </text:p>
      <text:p text:style-name="P1">Chorągiew lekka Andrzeja Kamińskiego </text:p>
      <text:p text:style-name="P1">Chorągiew pancerna Józefa Lubomirskiego pod A. Wielowiejskim </text:p>
      <text:p text:style-name="P1">Chorągiew lekka Michała Kazimierza Siesickiego </text:p>
      <text:p text:style-name="P1">Chorągiew lekka Andrzeja Miączyńskiego </text:p>
      <text:p text:style-name="P1"><text:soft-page-break/>W sumie stanowiło to około 500 koni </text:p>
      <text:p text:style-name="P3">4.) Pułk Jazdy Michała Zbrożka </text:p>
      <text:p text:style-name="P1">Chorągiew pancerna Ludwika Ciswickiego </text:p>
      <text:p text:style-name="P1">Chorągiew pancerna Franciszka Jan Dzieduszyckiego pod dowództwem por. Cebrowskiego </text:p>
      <text:p text:style-name="P1">Chorągiew pancerna Franciszka Brzuchowskiego </text:p>
      <text:p text:style-name="P1">Chorągiew pancerna Andrzeja Komornickiego</text:p>
      <text:p text:style-name="P1">Chorągiew pancerna Michała Zbrożka, pod dowództwem Dybowskiego </text:p>
      <text:p text:style-name="P1">Chorągiew pancerna Stanisława Wężyka </text:p>
      <text:p text:style-name="P1">Chorągiew pancerna Stefana Zahorowskiego </text:p>
      <text:p text:style-name="P1">Chorągiew pancerna Samuela Lipskiego </text:p>
      <text:p text:style-name="P1">W sumie było to około 500 konie. <text:s/></text:p>
      <text:p text:style-name="P1">Łącznie przy Jabłonowskim było zatem około 3 500 wojska. <text:s/>Do tego dochodziła artyleria. Jabłonowski miał ze sobą 8 dział, lekkich 3 i 6 funtowych, a dwa 12 funtowe kazał w Barlinku zagwoździć, przed jego opuszczeniem, aby nie spowalniały jego marszu. Miał do ich obsługi około 50 puszkarzy i sześciu oficerów. Armia Jana III, oprócz dział zgromadzonych pod Wronkami została zasilona pewną ilością z poznańskiego arsenału, ale nie wszystkie zdołano na czas pod Pełczyce przetransportować. Poza 16 działami regimentowymi 3 i 6 funtowych było jeszcze cztery sztuki 8 funtowych oktaw oraz dwie ćwierćkartauny 12 funtowe. Razem artyleria króla Jana mogła liczyć 30 dział. </text:p>
      <text:p text:style-name="P1">Sobieski miał pod sobą zatem 21 000 ludzi (około 7500 piechoty i 4500 dragonów, oraz 9 000 jazdy) oprócz grupy wojewody St. Jabłonowskiego 3500 kawalerii (łącznie wojska koronne liczyły w granicach 24500 - 25000 ludzi). Dla porównania, w tym samym czasie armia elektorska liczyła w głównym zgrupowaniu liczyła 18660 <text:soft-page-break/>ludzi, w tym 8060 jazdy, zaś zgrupowanie pod Kostrzynem liczyło dalsze 3950 <text:s/>żołnierzy, co łącznie dawało w tym rejonie 22 610 wojsk brandenburskich. </text:p>
      <text:p text:style-name="P1">Teren przyszłych walk obejmował łagodnie od zachodu pofalowaną równinę między miejscowościami Jagów i Chrapowo, za jakimi dalej na zachód teren stawał się bardziej różnorodny i poprzecinany głębszymi jarami i wniesieniami oraz stawał się bardziej lesisty. Od północy rejon bitwy zamykały lasy, od południa zaś długa odnoga jeziora rynnowego Pełcz, które to stykając się z Pełczycami ciągnęło się następnie w kierunku południowo-wschodnim. Przed samymi Pełczycami, po wschodnie stronie pola bitwy rozciągała się południkowo linia jezior osłaniająca Pełczyce, a zatem też polskie pozycje. Na północ od jeziora Pełcz znajdowały się wokół drogi prowadzące do miasta od strony południowo-zachodniej, porozdzierane wąskimi przesmykami oraz groblami mniejsze jeziora Mały Pełcz i Stawno oraz jezioro Panieńskie wygięte w łuk, na którego wklęsłym wschodnim brzeg u lokowały się już zabudowania Pełczyc. Na północ od niego znajdowało się charakterystycznie wygięte jezioro Krzywe, którego zachodnie brzegi wraz z kanałem łączącym je z kolejnym jeziorem znajdującym się powyżej, to jest jeziorem Sławno posłużyły jako oparcie dla polskiego taboru. Tabor otaczał niewielkie wzgórze, które poza stron zachodni opadało ku brzegom okalających go jezior. Z kole i na północ od jeziora Sław no znajdowało się jezioro Trzbień. Oba zbiorniki łączył kanał. Zresztą istniało jeszcze wiele mniejszych cieków wodnych naturalnych i sztucznych, jaki tym czasie spinały jeziora znajdujące się w rejonie Pełczyc. Większość tutejszych włości należała do rodu von Waldow.</text:p>
      <text:p text:style-name="P1">Druga faza bitwy składała się z dwóch etapów. Najpierw 15 czerwca mamy do czynienia z inicjatywą brandenburską i atakami z ich strony, głównym na obóz polski na północ od miasta oraz pomocniczym wzdłuż drogi prowadzącej do niego od strony południowo-zachodniej. </text:p>
      <text:p text:style-name="P1">Szyk wojsk elektorskich wyglądał tak, iż w centrum w pieszych dwóch liniach stały regimenty piesze, to jest od północy w pierwszym szeregu rozwinęły się linie batalionów u formowane przez Leibregiment (gwardię pieszą), regimenty von <text:soft-page-break/>Polnitz, Kurfurtin, von de Goltz, Kuprint z i von Fargel. Drugą linie tworzyły regimenty von Micrander, von Hallard, von Spaer i von du Huet. Na bokach szeregów piechoty ustawiono dwie baterie dział, każda po około 8-10 luf głównie ćwierćkartuany i oktawy, a między poszczególnymi regimentami miały by pchane w wąskich lukach między nimi i służyć od wsparcia działań własnej piechoty działa lżejsze 2 i 3 funtowe-razem mogło być ich <text:s/>ponad 10. Na lewym skrzydle stały regimenty kirasjerów von Spaer, von Eller, von Lufte i von Polnitz. Natomiast na skraju dla osłony kawalerii u granicy z lasem ustawiono regiment pieszy von Dohna z 4 lekkimi działami. W centrum, za własną piechotą, jako rezerwa przygotowywana do odpierania polskich ataków skierowanych na brandenburskie regimenty piesze, stały także cztery dalsze regimenty, w środku dwa dragońskie-Leibdragoner i Sndow, wcześniej ciężko pobity przez Sieniawskiego, a po bokach kirasjerzy z regimentów von Printzen i du Hamel, liczebnie słabsze niż inne jednostki tego rodzaju w armii kurfirsta. Prawe skrzydło tworzyły dwa zgrupowania. Pierwsze składające się z regimentów kirasjerskich von Hessen-Homburg, Kupritz, von Promitz i von Schwerin miało oprzeć się o brzegi jeziora Panieńskiego i atakować polski obóz. Druga grupa, na jak składały się regimenty zu Alhalt-Dessau i szwadron von Brandta oraz regiment pieszy von Schlebien miały przystąpić do próby przedostania się do Pełczyc drogą między jeziorami Panieńskim i Mały Pełcz. Do pomocy wyznaczono im baterię dział-trzech lekkich i dwóch 6 funtowych. W centrum całości wojsk brandenburskich dowodzić miał osobiście Fryderyk Wilhelm, na lewym skrzydle komenda powędrowała do rąk von Spaera, na lewym dowodził Landgraf <text:s/>Heinrich von Hesse-Homburg. Generał von Fleming, w kwaterze elektorskich w folwarku Paulinehof trzymał też dodatkowe siły rezerwowe trzy kompanie drabantów, Leibregiment-gwardię konną oraz szwadron kirasjerski von Russowa, oraz niewielką ilość czeladzi i służb artyleryjskich może około 500 osób. </text:p>
      <text:p text:style-name="P1">Około godz. 14.00, gdy piechota elektorska uformowała się w szyk bojowy. Jej poszczególne bataliony zaczęły maszerować w kierunku polskiego obozu przy akompaniamencie swej artylerii. Przy swoich wojskach stanął Fryderyk Wilhelm wraz ze <text:s/>sztabem najbliższych oficerów. Ogień brandenburskich dział nie był jednak <text:soft-page-break/>na początku skuteczny, artylerzyści dopiero wstrzeliwali się w cel. Piechota brandenburska uformowała się w bataliony, podzielone na plutony, głębokie na cztery szeregi, w centrum pikinierzy, na bokach strzelcy. Polacy odpowiedzieli z własnych dział, gdy nieprzyjaciel zbliżył się na 500-600 kroków, a z muszkietów za ordynowano palić salwami, gdy podszedł na 200 kroków. Polacy przygotowali pozycje obronną złożoną z wozów pospinanych łańcuchami, przed jakimi wykopano rów na 2 metry głęboki. Ustawiono dodatkowo kozły hiszpańskie, a miejscami usypano szańce mniej więcej wysokości 2-3 metrów, które uzupełniono miejscami drewnianą palisadą. Tam gdzie w taborze miały być stworzone przejście dla koni, na czas przyjęcia ataku zawalone kobylinami i osłonięto lekkimi armatami. Wzniesione elementy obronne miały obrys nieznacznie cofniętych w centrum pozycji kleszczy. Ich raniona, na lewym skrzydle wysuwały się na przedpole od jeziora Panieńskiego, od zabagnionych i stromych brzegów jeziora, gdzie ustawiono dwa działa oraz regiment dragonów De Maligny, a potem załamywały się w zatok, aby bliżej prawego skrzydła przejść w drugie ramię kleszczy, które po załamaniu opadało ścian w kierunku jeziora Sławno, gdzie ustawiono także dwa działa oraz dragonów z regimentu szefostwa Kazimierza Zawadzkiego. Dowódcą pieszej linii został generał Kątski, jego zastępcą Władysław Denchoff, Ernest Denchoff miał skupi się na obronie prawego skrzydła, Eliasz Łącki - lewej flanki. Po otrzymaniu wsparcia z jednostek ustawionych w rezerwie mieli w przypadku pomyślnego rozwoju wypadków zorganizować kontratak. Najsilniejsza była pozycja obronna Kątskiego, gdzie skupił większość dział oraz miał w swojej brygadzie 10 różnych regimentów, Po 8 regimentów było w brygadach znajdujących się na skrzydłach (u Łąckiego-jego regiment, oraz regimenty Glińskiego, Butlera, Rosseta, Siekierzyńskiego, De Maligny oraz Wielhorskiego; u Denchoffa regimenty Prusinowskiego, Żychlińskiego, Bykowskiego, K. Zamoyskiego, Działyńskiego, Kinzinga, Barensa i <text:s/>Krauzera) pozostałe 6 regimentów(w tym jednostki gwardii-regimenty gwardii pieszej JKM Jana III, JKM Marii Kazimiery, gwardii konnej JKM Jana III, JKM Marii Kazimiery oraz JKM Jakuba Sobieskiego oraz regiment dragonów Dönnemarka), skupione jako całość pod jedną wspólną Stanisława Morsztyna, wraz z rezerwą kawalerii podlegały <text:soft-page-break/>S. Jabłonowskiemu, jaki formalnie był odpowiedzialny za obronę wnętrza obozu. Utworzono też w głębi umocnień formacje złożone z czeladzi, która zorganizowani i na czas bitwy wzięto pod rygor. Mieli oni by rzuceni do boju w przypadku przerwania umocnień lub użyci do kontrataku, gdyby jednostki na wale doznały takich strat, iż do tego zdolne samodzielnie by nie mogły. Czeladź jednak w samej bitwie udziału nie wzięła. Rzucono ją w większej części z za posuwającymi się kolumnami piechoty koronnej, aby dobijali lub pilnowali jeńców, ograbiali pole bitewne, wykonywali prace pomocnicze. Na czas bitwy przygotowano dwa takie oddziały liczące po około 1 000 ludzi, pod komendą <text:s/>Michała Żołkiewskiego i<text:span text:style-name="T4"> Samuela Powierskiego</text:span></text:p>
      <text:p text:style-name="P1">Polska piechota i dragonia z za osłon wozów, koszy i ziemnych nasypów, mimo mniejszych intensywności własnego ognia wyrządzała przeciwnikowi stosunkowo wysokie straty. Ten jednak zbliżał się uparcie prowadząc salwami swoich kompanii oraz własnej artylerii nieustanny ostrzał polskich pozycji. Po około kwadransie czołowe od działy brandenburskie znalazły się bezpośrednio przy polskich stanowiskach, a obrońcy poczęli strzela kartaczy, zarzuca przeciwnika granatami. doszło do pieszych stać wręcz. Brandenburska piechota nie była jednak wstanie się przedrzeć, ponosiła ogromne straty ostrzeliwana z ukrycia, gdy dreptała na odsłoniętym przedpolu przy polskich pozycjach. Zaległa pod polskimi umocnieniami nie mogąc już dalej posuwać się do dalej. Ponosiła duże straty, czekając na skuteczny ostrzał własnych dział, które dokonały by w nich wyłamania. Artyleria brandenburska ponosiła też niemałe straty od polskiego kontr ognia, ustawiona na mniej dogodnych i osłoniętych stanowiskach. Ci pośród żołnierzy brandenburskich, którzy zdołali wedrze się w obręb umocnień szybko byli unieszkodliwiani w walce wręcz. Okazało się, iż żołnierzy RON jest znacznie więcej niż wstępnie oceniano, a obozu nie broniła czeladź, a regularne regimenty i jest on znacznie lepiej do tego przygotowany, niż początkowo sądzono. Jedynie na odcinku działania silnego regimentu gwardii-Leibregiment pod dowództwem G.B. I. Bolniba, na chwilę udało się piechurom elektorskim wedrzeć przez tabor na odcinku bronionym przez regiment Prusinowskiego, ale napotkali zaraz kilka chorągwi jazdy Silnickiego oraz <text:soft-page-break/>gwardii pieszej Jana III i Marii Kazimiery, które to oddziały stały w drugiej linii i w decydującym momencie w odpędziły przeciwnika, a następnie przeszły do kontrnatarcia. Piechota koronna odzyskała swoje pozycje, a nawet jazda Silnickiego przez <text:s/>luki w rozsuniętych wozach blokującymi przejścia w majdanie przeszła i pojawiła się na przedpolach. Elektor brandenburski po niecałej godzinie obserwacji i daremnych wysiłków swojej piechoty, gdy dostrzegł moment, gdy jego gwardziści zdołali na chwil sforsować tabor i polecił natychmiast wzmóc na tym odcinku napór przed bezpośrednie uderzenie kawalerii lewego skrzydła, jaka miała by wedrze się do środka taboru przez rozkopany rękoma piechoty wał. Gdy jednak rozkazy przekazano, żołnierze Leibregimentu zostali odparci i zareagował także Jan III posłaniem przeciwko kirasjerom elektorskim oddziałów H. Lubomirskiego. Miał go jeszcze dodatkowo wesprzeć ze swymi chorągwiami Bidziński, którego szybko odkomenderowano, z obozu gdzie przebywał - na nowe pozycje. Lubomirski mógł jeszcze liczyć na pomoc Sieniawskiego, który stał na północy jeziora Trzbień. Lubomirski wyłonił się za jeziora Sławno, przeprawił przez niewielki kanał i uformował potężną grupę konnicy, z kilkoma chorągwiami husarskimi na przedzie, która ruszyła na przeciwnika. Doszło do walki między grupami obu wojsk, która doprowadziła do ucieczki kirasjerów brandenburskich i wystawiła na cios elektorską piechotę ze strony wojsk koronnych. W tej sytuacji dla ratowania swojej sytuacji elektor nakazał atak swojej kawalerii z prawego skrzydła. W tym czasie, po przeanalizowaniu sposobu działań i zamiarów przeciwnika Sobieskiego przygotowywał plan kontrataku, jego sednem było nie ujawnianie się oddziałów pod dowództwem Sieniawskiego i Miączyńskiego, które miały na celu rozpoznać las znajdujący się na zachód od jeziora Trzbień, przejść go skrycie i uderzyć na lewą flankę armii elektorskiej. Gdy kurfirst posłał do boju jazdę prawego skrzydła jego piechota musiała odstąpić od zdobywania taborów. Otrzymała to dezorientujący rozkaz do wykonania pośpiesznego manewru i skupienia się w trzech czworobokach, aby bronić się przed atakami polskiej jazdy. Co prawda udało się większości oddziałom zrobić to nad wyraz sprawnie, ale pozycja wojsk brandenburskich wystawionych na atak z boku uległa diametralnemu pogorszeniu. Obrócono też <text:soft-page-break/>działa na chorągwie Lubomirskiego, który co prawda zaatakował energicznie, ale natchnął się na zdecydowany opór i wspierany przez kirasjerów landgrafa Hesse-Homburg. Brandenburczycy jednak ustępowali na swoje pierwotne stanowiska, gdzie stały jeszcze gotowe do boju cztery dotąd nie rzucone do boju regimenty kirasjerskie, także jazda lewego skrzydła, choć przetrzebiona porządkowała się, aby być gotowa do wyparcia polskiej konnicy. Sobieski to dostrzegł i nakazał po około dwóch kwadransach odejść na pierwotne pozycje Lubomirskiemu, co ten wykonał natrafiwszy na opór przeciwnika. Wycofał się on, wycofali się i żołnierze Brandenburscy. Na pobojowisku zostali zabici i ranii obu stron. </text:p>
      <text:p text:style-name="P1">W tym samym czasie trwała też walka na skraju prawego skrzydła wojsk elektorskich. Po załamaniu się ataku w centrum kurfirst wyczekiwał na efekty podjętych tam działań, ale nie przynosiły one sukcesów, a wobec zaangażowania jednostek landgrafa Hesse-Homburg w ratowaniu piechoty w centrum, nie można było natychmiast udzieli pomocy na tym odcinku działań. Dowodził tam Johan von Schlebien. Pchnął tam swój regiment pieszy i kirasjerów zu Anhalt-Dessau'a oraz szwadron Brandta, a potem też kirasjerów regimentu von Schwerina (który pozostał na prawej flance, gdy inne jednostki bliższe środka szyku z niej skierowały się na polski tabor). Przejścia pod polski obóz na tym kierunku zaryglował i bronił w tym czasie S. Potocki. W pierwszej linii miał regiment pieszy J. Linkhauza oraz dragonów Zamoyskiego i Koniecpolskiego, zaś w drugiej swoją jazd i dragonów A. Domaradzkiego, a poza tym artylerię - dwie oktawy i cztery działa 3 funtowe. Ukrył je dobrze i gdy zaczęły ostrzał armaty brandenburskie dał im odpór, trzy z nich niszcząc własnym ogniem, trącając jedno działo własne (w skutek niewłaściwej obsługi), a potem puścił własną chorągiew lekką, która zagwoździła jeszcze jedną. J. von Schlebien postanowił wówczas uderzyć i zniszczyć wysłany podjazd. Schlebien skierował się ku polskim pozycjom, ale dano mu odpór i nawet Potocki posłał pod R. Strzałkowskim ponowny kontratak. Spędzono z pola przeciwnika, piechurzy brandenburscy utworzyli czworobok, ale Strzałkowski nie ryzykował i zawrócił dosyć szybko, jak ujrzał kirasjerów von Schwerina. Doszło do krótkiego starcia, obie strony odstąpiły-wzięły jeńców i zawróciły. W tym momencie Fryderyk Wilhelm <text:soft-page-break/>stanął przed dylematem co robić dalej. Namawiano go do odstąpienia i zwrotu do Wielkopolski, która wydała się być bezbronną, mógł też wycofać się i zaprzestać na oblężeniu Kostrzyna, szukać bitwy w bardziej korzystnej dla siebie pozycji. Postanowił jednak trwać – prawdopodobnie wierząc, iż Sobieski jest w pułapce – ma mniejsze możliwości prowadzenia swobodnych działań, jego ataki zostały także odparte, a wojsko elektorskie ma nadal możliwość swobodnego wycofania się. Nakazał wobec tego sobie przysłać regiment piechoty i regiment jazdy spod Kostrzyna, aby się wzmocnić, rozkazał też skupić w centrum i na lewym skrzydle regimenty von Hesse-Homburg, Kupritz i von Promnitz, oraz odesłał ze swej kwatery jedną kompanie drabantów i szwadron von Russow. Wierzył, iż jeśli ponowi atak na polski tabor i zwiąże tam polskie siły, to przy pomocy zgromadzonej jazdy oraz wsparci u reszty piechoty będzie wstanie pobić chorągwie Lubomirskiego i obejść od północy polski obóz. Na kierunku południowo-zachodnim, to jest nad jeziorem Pełcz, miano tylko się bronić. Przed zapadnięciem zmroku wrócił do swojej kwatery w <text:span text:style-name="T3">Paulinendorfie</text:span>, celem odbycia narady z swoimi oficerami zebrani raportów od poszczególnych dowódców oraz wystania rozkazów na kolejny dzień. Gdy kurfirst planował powyższe działania, to M. Sieniawski i A. Mączyński na czele swoich chorągwi – odebrawszy rozkaz królewski, nocą przeprawili się poprzez las, dokonując szerokiego obejścia, w kierunku północno-zachodnim od jeziora Trzbień. Partole elektorskie nie zdążyły zakomunikować dowódcom groźnego rozwoju sytuacji. O świcie przed godzin 5.00, gdy robiło się jasno i zapowiadał się suchy oraz słoneczny dzień, nowe polskie chorągwie zachodząc od północy przez lasy, zaatakowały żołnierzy regimentu von Dohna. Został on szybko rozproszony. Teraz wydarzenia przyśpieszyły, gdyż kilka minut potem uderzył tak że H. Lubomirski (bez jednak pułku Bidzińskiego, który nocą wrócił do obozu) na lewe skrzydło wojsk brandenburskich. Po kwadrancie walki, tuż pod godzinie 7.00 szarżująca polska kawaleria swoją masą przewaliła się przez żołnierzy kurfirsta i zrolowała całą jego lewą flankę, następnie rozpędzona natrafiła na stojące na zapleczu centrum regimenty jazdy przeciwnika, do jakich właśnie dołączały trzy regimenty, poprzedniego dnia stojące na prawym skrzydle. Wywiązała się krótka walka, szarża wojsk koronnych <text:soft-page-break/>była potężna i nie do zatrzymania. Nim zdecydowano się do jej odparcia użyć także drugiej linii piechoty, nim ta zdołała odpowiednio się ustawić, sama przyjęła niszczycielskie uderzenie w czasie formowania się. W czasie tej szarży zginęli-Ulrich von Promitz pod kopytami koni, po tym jego własny wierzchowiec go zrzucił, Wolfgang von Eller postrzelony z bliska przez polskiego husarza (który jednak po chwili sam zginał z rąk przybocznych zabitego generała). Landgraf Heinrich von Hesse-Homburg, też szybko stracił konia, gdy chcąc ratować sytuację wysunął się na czoło swych wojsk przeciwko atakującym Polakom. Do niewoli miał go wziąć i związać powrozem pocztowy z chorągwi husarskiej Jana Cetnera (o nazwisku Niemlicz). Marcus von Lufte poddał się z dużą części swych ludzi, gdy otoczony przez ludzi Mączyńskiego stracił możliwość wycofania się i pochwycono go przy próbie wyrwania się. </text:p>
      <text:p text:style-name="P1">Dochodziło do godziny 8.00. dla piechurów świadomość rozgromienia własnej jazdy oraz pojawienie się konnicy nieprzyjaciela nie mal na własnych tyłach doprowadziła szybko do rozprężenia i paniki. Także od strony polskiego, taboru około godz. 7. 30 uderzyła jazda prowadzona przez Bidzińskiego (jego pułk i pułk Silnickiego), a także Polacy przegrupowali się do ataku i zaczęli formować dla wsparcia własnej jazdy dwie kolumny piechoty, jakie wyszły około godz. 8.00 w pole. Pieszą dowodził Ernest Denchoff (10 regimentów pieszych i dragońskich-Regiment gwardii pieszej JKM Jana III, Regiment piechoty koronnej płk. Jana Barensa, Regiment piechoty koronnej Kazimierza Zamoyskiego, pod dowództwem płk. Wojciecha Jaskólskiego, Regiment piechoty koronnej Franciszka Żychlińskiego pod płk. Szulcem, Regiment piechoty koronnej płk. Wiktoryna Bykowskiego, Regiment piechoty koronnej Michała Działyńskiego pod kpt. Piertą, Regiment piechoty koronnej gen. Władysława Denhoffa, pod dowództwem płk. Korffa, Regiment dragonów ppłk. Hermana Szwarca, Regiment dragonów Kazimierza Zawadzkiego, Regiment dragonów Szczęsnego Potockiego, pod dowództwem ppłk Jerzym Knypem) oraz Eliasza Łąckiego (8 regimentów pieszych i dragońskich-Regiment gwardii pieszej JKM Marii Kazimiery pod dowództwem płk. Stanisława Morsztyna, Regimenty piechoty gen. Marcina Kątskiego, pod dowództwem ppłk. Wilhelma Finka, Regiment <text:soft-page-break/>piechoty koronnej gen.-mjr. Eliasza Łąckiego, Regiment piechoty koronnej Siekierczyńskiego pod dowództwem ppłk. Skarbka, Regiment piechoty koronnej Jana Glińskiego, pod ppłk. Teodorem Frankiem, Regiment piechoty koronnej płk. Jerzego Krzysztofa von Rosseta, Regiment piechoty koronnej płk. Marka Butlera, Regiment dragonów Stefana Bidzińskiego, pod ppłk. Janem Koszkielem, Regiment dragonów gen. Jana Dönnemarka pod ppłk. Grux). Każda z nich mogła liczy ponad 2000 żołnierzy. Wraz z wyjściem za własnej kawalerii miała ona wyszukiwać słabych punktów do ataku, nad armia Fryderyka Wilhelma zawisła groźba potrzasku. W tym momencie, czyli około godz. 6.30-7.00 uderzył także S. Potocki, przedarł się przez oddziały regimentu von Schliebiena, gdy pozostający pod jego komendą dragonii oraz piechota osłoniła jego lewą flankę. Rozwinięte do szarży chorągwie Potockiego także wyszły ta tyły przeciwnika, po drodze, nie dłużej niż dwa kwadranse bijąc kirasjerów von Schwerina. W trakcie tego starcia obuchem miał zostać uderzony przez jednego z towarzyszy husarskich z chorągwi Jakuba Rokitnickiego Bogusław von Schwerin, po czym nieprzytomnego zniesiono go z pola bitewnego. Na ofiarny opór napotkał dopiero w <text:span text:style-name="T3">Paulinenhof</text:span> oraz w leżącym nie opodal obozie dotąd zaczęli napływa zdemoralizowani i uratowani z pogromu żołnierze brandenburscy-kwadrans, może dwa po godz. 7.00. Wielki Elektor na widok polskich chorągwi ze szczupłą świtą dworzan i oficerów zerwał się do ucieczki przed nastaniem godziny 7.00, po krótkich namowach swego przerażonego otoczenia. Dostrzegł krach swoich kalkulacji, dobiegając zewsząd od godz. 6.00 gońcy alarmowali go o powadze sytuacji, której nie był wstanie przeciwstawi się. Niezbędny czas dla ucieczki mieli mu zapewnić-obecna na miejscu kompania drabantów i część gwardii konnej von Belowa. Dowództwo nad nimi powierzył gen. Chrystianowi von Dohna, który pozostał na noc w kwaterze elektorskiej po wieczornych naradach i nie zdążył uda się do własnych żołnierzy, gdy ci zostali rozbicie przez polską konnicę. Sam Fryderyk Wilhelm dla ochrony zabrał nie więcej niż 50 żołnierzy, porzucił bagaże i dużą część zabranych na wypraw pieniędzy, by może z pośpiechu, by może sądząc, iż Polacy zajęci rabunkiem pozwolą mu uciec. Walka w zabudowaniach Paulinenhofu trwała rzeczywiście ponad godzinę, gdzieś od godziny 7.30. Potocki najpierw jedynie <text:soft-page-break/>zablokował go paroma chorągwiami i zatrzymał się kilkaset metrów dalej na północ, zbierając swe chorągwie do nowego ataku na umykających na wschód żołnierzy przeciwka. Wcale nie było mu łatwo, bo akurat w tym kierunku, przez zajęto przez niego dróg na Chrapowo uciekały tłumy żołnierzy elektorskich. Ponowił jeden atak, ale Brandenburczycy usiłowali jeszcze odpowiedzieć zorganizowanym ogniem, kładąc go gęsto skupieni w ciasnych zabudowaniach folwarku i Potocki wycofał się. Po drodze jednak polscy husarze natchnęli się na ścigane resztki jazdy elektorskiej stojącej w centrum szyku pod dowództwem Ernsta von Grubkowa, które wycofywały się bezwładną masą, a których doszczętnie rozproszono. W zarzewiu walki zginął von Grubkow rozcięty szablą, która rozłupała mu głowę i zatopiła się w mózg aż po lewy oczodół. W tym momencie husarze wzięli nowe kopie dostarczone przez naciągających dragonów, uporządkowali swe szeregi i wzmocnieni jazdę pancerną ponowili atak na piechurów brandenburskich, których część zboczyła z drogi ucieczki, aby splądrować własny obóz, w chwili gdy pogoń Lubomirskiego i Sieniawskiego przebijała się w kierunku Paulinenhofu. Rozerwano piechotę nieprzyjaciela, zamykając w kleszczach prawą część dawnego centrum szyku wojsk brandenburskich. W tym momencie także żołnierze Potockiego rzucili się na obóz przeciwnika, po łupy i jeńców, ale od strony drogi na Chrapowo, czyli od północnej strony. W tym czasie dopiero przybycie na miejsce dragonów Koniecpolskiego i Zamoyskiego, chwile po godz. 8.00 wraz z dwoma działami własnymi i działem zdobycznym pozwoliło na bardziej metodycznie atakowanie Paulinenhofu i dostępu do obozu od południowej strony, gdzie stały namioty wraz z prowizorycznymi umocnieniami wśród zabudowań bronione przez drabantów elektorskich i inne jednostki przyboczne, jakie stały przy nim pod czas bitwy. Pierwsze dwa szturmy zostały znów odparte, gdy tylko Polacy podeszli, przeciwnik raził go gęstym i zaciekłym ogniem, szarpał wypadami nielicznej własnej kawalerii, która była pośród obrońców zdolna jeszcze do walki, która też szybko wycofywała się na widok polskiej jazd. <text:s/>Wskutek jednak walk pozycje brandenburskie objął ogień paliły się drewniane zabudowania folwarku <text:s/>i pożoga przemieszczała się namioty w przylegającym obozie. Ogień pochłaniał wysiłki Brandenburczyków i w zasadzie <text:soft-page-break/>wykluczał możliwości ucieczki. Ten stan trwał niemal do godziny 9.00, kiedy pojawiły się na miejscu oddziały prowadzone przez E. Łąckiego, które wdarły się na pozycje nieprzyjaciela wysiekły go lub w niewielkiej liczbie wzięły w niewolę. Polacy za atakowali po zaledwie jednej salwie, po czym rzucili się do walki na broń białą osłaniani przez ogień z dział. W trackie tej walki zginął od kuli armatniej generał Luis de Beauveau, do niewoli dostali się generałowie Heino Heinrich von Flaming i Christian von Dohna, pojmano ociekającego Nikolasa von Belowa, który zdołał przedostać się do plądrowanego obozu i wpaść w ręce kilku Tatarów. Teraz to piechota koronna w lała się bezkarnie na teren obozu brandenburskiego, gdzie w jednym z wozów odnaleziono, a potem okradziono i poturbowano generała Aleksandra von Spaera, jaki zdołał ujść z pogromu elektorskiej kawalerii. Toczył się jeszcze bój z odciętym w kotle piechotę blokował Ernest von Denhoff, kąsała polska kawaleria. W ogniu bitewnym życie stracił Johan von <text:s/>Fargel raniony śmiertelnie kula muszkietową w pierś. Bernhard von du Huet darmo starał się trzyma w ryzach swych żołnierzy, został boleśnie raniony w policzek lanc i zwalony z konia, po czym poddał się towarzyszowi Marcinowi Wildze z chorągwi Stefana Zamoyskiego. Joahim von de Goltz i Heirich von Hallard poddali się Ernestowi von Denhoffowi, gdy usłyszeli, iż mają z nim do czynienia, gdy możliwości dalszej obrony wyczerpały się. Liczyli na łaskę i pardon ze strony polskiego oficera powiązanego i skoligaconego z brandenburską generalicją i arystokracją. Poddali się ze wszelkimi honorami, a żołnierze, którzy przy nich pozostali także mieli skapitulować na honorowych warunkach, to jest zachować sztandary i odejść z bronią po zakończeniu walk. Przyjął ją około godz. 9.00 płk. Korff w imieniu polskiej strony. </text:p>
      <text:p text:style-name="P1">Jeszcze wcześniej, około godz. 7.00-7.30 nastąpiło załamanie i bezwładna ucieczka wojsk elektorskich, na Jagów i Chrapowo. Polska jazda nadal ścigała przeciwnika. Przez około godzinę broniły się pojedyncze oddziały w obozie pod Chrapowem, ale w końcu został on zajęty i splądrowany około godz. 10.00 przez Bidzińskiego i Sieniawskiego-wzięto mnóstwo łupów i jeńców. W tym czasie polska piechota zajmowała pole bitewne z jakiego ustąpił przeciwnik. Pogoń trwała do godzin południowych, kiedy z uwagi na ogólne zmęczenie zawrócono biorące udział w <text:soft-page-break/>pogoni chorągwie. Jedynie pojedyncze chorągwie z pułków Mączyńskiego (który przesunął się na Jagów i dale na północ aż pod Pyrzyce) Bidzińskiego (który spod Chrapowa doszedł do Barlinka) kontynuowały go do wczesnych godzin wieczornych, aby przez zapadnięciem ciemności również zawrócić. Zwycięska dla Jana III bitwa dobiegła końca. Armia Fryderyka Wilhelma została rozgromiona. Choć on sam zdołał ujść, a potem jeszcze, w kilka kolejne dni zebrać część własnych rozbitych oddziałów, ale dysponował już wówczas bardzo niewielkimi siłami – w złym stanie i mocno zdemoralizowanymi. Przed południem 16 czerwca Jan III na czele wybranych kompanii swej gwardii oraz 7 chorągwi jazdy pojawił się w obozie pokonanego Wielkiego Elektora przed swoimi zwycięskimi dowódcami i oficerami, obok strawionych częściowo przed pożar kwaterami Hohenzollerna. Pod jego nogi rzucono 13 sztandarów. Jechał wśród wiwatów. Na miejscu podziękował solennie swoich wojskom i obiecał im wynagrodzi ich trud, niewygody i męstwo. Mówił o elektorskich intrygach i wiarołomstwie za co został sprawiedliwie ukarany, wskazał na boską opiekę, której zawdzięczać trzeba pomyślne zakończenia starcia i podkreślił, iż opaczność ma w szczególnej opiece tych, który swą wiarą czynią wszelki wysiłek, aby zgodnie sprawy Rzeczpospolitej i jej obronności w największym porządku były. Dodawał, iż nie chodzi mu o podbój i niewolę kraju Hohenzollernów, ale aby ten uznał za nie był i bezprawną uzurpację do Prus, jakie nabył zdradą i podstępem oraz uznał wolę ich stanów do przystąpienia do Rzeczpospolitej. </text:p>
      <text:p text:style-name="P1">Wskutek starcia miało zginąć nawet 4000 - 5000 elektorskich żołnierzy choć może to i przesada, około 4000 - 4500 wzięto do niewoli i wielu wcielono szybko w szeregi armii koronnej. Część żołnierzy brandenburskich, około 1000 odeszła z miejsca bitewnego w porządku, z bronią i sztandarami, zgodnie z umową z polskimi oficerami, którym się poddali i w dniu 18 czerwca wycofali się ku Łużycom. <text:s/>Chociaż trzeba odnotować, iż nie brakowało miejsc i epizodów, gdy Polacy-z oddziałów piechoty, dragonii, czy jazdy różnych znaków oraz obozowa czeladź bezwzględnie mordowali nawet chcącego poddać się przeciwnika, nie brakowało scen masowych rzezi. Ówczesny komentator pisał tutaj o przykładzie starych <text:soft-page-break/>żołnierzy, którzy w tym starciu odreagowywali jeszcze zamierzchłe czasy Potopu, gdy nie przyszło im zwycięsko zmierzy się w walnej bitwie ze szwedzką armią typu zachodnioeuropejskiego, co miała im aktualnie rekompensować wygrana bitwa pod Pełczycami. Była to zemsta za upokarzającą klęskę pod Warszawą z roku 1656roku doznane z rąk szwedzko-brandenburskiego aliansu. Tutaj armia też typu zachodniego, a w jej szeregach nie brakowało żołnierzy i oficerów, jacy też (w brandenburskiej lub szwedzkiej armii) przed latami byli wrogami rujnującymi Rzeczpospolitą w czasie okrutnego najazdu, podczas jakiego ze szczęśliwym skutkiem uwieńczonym pogromem przeciwnika żadnej wielkiej bitwy skończyć się nie udało. Tutaj finał był inny, wiec hamulce puścić musiały. Polacy mogli stracić nieco ponad 1000 – 1500 żołnierzy, oraz kilkuset który umarli z ran w kolejnych dniach czy tygodniach, mniej więcej po jedna trzecia przypadała na jazdę. Najwięcej poległych było w szeregach Lubomirskiego i reszta przypadała w głównej części na piechotę i dragonię. Z pośród znanych towarzyszy poległo ponad 20 znaczniejszych nazwisk oraz kilku kolejnych po bitwie z odniesionych ran. Zginął między innymi Jan Selęcki łowczy koronny. Mniej znanego towarzystwa wraz z pocztowymi przeszło setka miała zginąć w tej bitwie, do tego prawie stu w pod lekkimi znakami i tylu samo Tatarów. Wiele natomiast stracono koni, w tym husarskich, na co przed Królem mocno się uskarżano, obiecano to uwzględni przy wypłacie donatywy i przyszłym podziale funduszu z hiberny. Przeciwnik stracił wielu oficerów, w tym wyższych, którzy zginęli w bitwie lub tuż po niej z ran, to jest Urlich von Promitz, Ernst von Grumbkow, Wolfgang von Eller, Luis de Beauveau Espence oraz Johann von Fargel. Ciężką ranę, która była przyczyną śmierci po kilku miesiącach doznał Boguslaw von Schwerin. Do niewoli dostał się generał Heino Heinrich von Flamming, oraz generałowie Langraf Heinrich von Hesse-Homburg, Marcus von Lufte, Nicolas von Below, Joachim von de Goltz, Henrich von Hallard, Bernhard von du Huet, Christian von Dohna i Aleksander von Spaer, a także niżsi stopniem Johann Georg von Tettau, Johann Anton von Zieten, Hans Joachim von Hagen, Friedrich Freiher von Heiden-Bruch. Jeńcami zostało wielu młodszych oficerów, w tym ci którzy w kolejnych latach na długie lata pozostaną służbie Rzeczpospolitej - Wolfgang Christoph Graf Truchsess von <text:soft-page-break/>Waldburg (1643-1688), Joachim Friedrich von Wreech (1650-1724), Otto zu von Schlabrendorf (1650-1721), Johann Georg von Belling (1642-1689) i Johann Heinrich von Borstel (1644-1711). Strata tak doświadczonych oficerów będzie dla kurfirsta ciosem nieocenionym. Po polskiej stronie zginęło lub odniosło rany jedynie kilku dowódców chorągwi lub niższych oficerów autoramentu cudzoziemskiego. W zdobytych kasach naliczono około 80000 talarów, jakie niemal w całości (poza 3 000 na medykamenty i lekarzy) Sobieski przeznaczył jako donatywa dla żołnierzy i oficerów po 30 000 dla każdej z tych grup, oraz 17 000 miano wypłaci husarii za stracone w bitwie konie. Znaleziono też sporo żywności, ubrań, uzbrojenia, koni, prochu, zdobyto całą artylerie wroga. </text:p>
      <text:p text:style-name="P1">Rozmiar klęski Hohenzollerna podczas kampanii miało dopełnić rozgromienie zgrupowania Georga von Deflingera, blokującego Kostrzyn, co nastąpiło kilka dni później. W dniach 16-18 czerwca armia Polska odpoczywała. W tym czasie grupa Marcina Bogusza podeszła do Dobiegniewa (<text:span text:style-name="T3">Woldenberg</text:span>), a w dniu 19 czerwca do Strzelec Krajeńskich (<text:span text:style-name="T3">Friedeberg</text:span>), gdzie do 24 czerwca negocjowano z pomyślnym skutkiem poddanie się miejscowej załogi. Potem ustanowiono tam polski garnizon, który miał w razie konieczności kontrolować podejścia do Drezdenka i strzec linii komunikacyjnych między Nową Marchią, Pomorzem a Wielkopolską. </text:p>
      <text:p text:style-name="P1">W dniu 18 czerwca armia RON wyruszyła ponownie w drogę. Celem był Kostrzyn, ale nie zaniedbano też innych kierunków. Na północ, w kierunku Pomorza miał ruszyć Anatazy Mączyński na czele swojej jazdy oraz regimentów pieszych płk. Ottona Ernesta Rappa oraz płk. Marka Butlera i blokować wszelkie możliwości pomocy od załogi <text:s/>Kołobrzegu dla Wielkiego Elektora. Tam Hans Heinricha von Schlabrendorf <text:s/>próbował werbować liczący 1500 regiment z zamiarem przedarcia się do Nowej Marchii oraz rozbudowywał posterunki wokół miasta. Ponadto Mączyński miał plądrować okolice pogranicza, skąd ustąpili Szwedzi. Mączyński podążył przez Choszczno (<text:span text:style-name="T3">Arnswalde</text:span>), gdzie ustanowił 17 czerwca swoją załogę, a następnie 19 czerwca rozłożył się pod Drawskiem (<text:span text:style-name="T3">Dramburg</text:span>). W dniu 20 czerwca dołączył do niego Marcin Bogusz, który zawrócił na Szczecinek (<text:span text:style-name="T3">Neustettin</text:span>). Mączyński wysłał <text:soft-page-break/>podjazdy, które w dniu 22 czerwca opanowały <text:span text:style-name="T3">Czaplinek</text:span>, a w dniu 24 czerwca <text:span text:style-name="T3">Świdwin</text:span>. Potem do końca miesiąca zajmował się głównie kontrolowaniem poczynań przeciwnika i łupieniu wsi nad Pasłętą. Przeciwnik zamknął się w Kołobrzegu (<text:span text:style-name="T3">Kolberg</text:span>), <text:span text:style-name="T5">Koszalinie (</text:span><text:span text:style-name="T3">Köslin</text:span><text:span text:style-name="T5">)</text:span> i Białogardzie (<text:span text:style-name="T3">Belgard</text:span>), zaś w Słupsku (<text:span text:style-name="T3">Stolp</text:span>), Sławnie (<text:span text:style-name="T3">Schlawe</text:span>) i Ustce (<text:span text:style-name="T3">Stolpmünde</text:span>) nadal siedziały załogi szwedzkie. W takich porządku obie strony doczekały końca kampanii. Sobieski uważał za nieroztropne, ze względu na stanowisko Szwedów kontynuować większe operacje zbrojne na terenie Pomorza z zamiarem wyparcia z niego wszystkich załóg brandenburskich. </text:p>
      <text:p text:style-name="P1">W kierunku Gorzowa skierowano grupę Potockiego, wraz z piechotą i dragonami (regimenty Jana Linkhauza, Zamoyskiego, Koniecpolskiego, A. Domaradzkiego, Szczęsnego Potockiego, pod dowództwem ppłk Jerzym Knypla), które w dniu 20 czerwca podciągnęły pod mury miasta. Mieszczanie bojąc się o los miasta, pozbawionego artylerii i bronionego przez skąpą załogę brandenburską, po dotarciu wieści o rozgromieniu Fryderyka Wilhelma byli skłonni się poddać na odpowiednich warunkach. Potocki obiecał, iż nie obaczy miasta dodatkowymi kontrybucjami i wskutek negocjacji trwających do dnia 22 czerwca miasto poddało się bez większych o nie walk. Żołnierze brandenburscy, zgodnie z umową wyszli miasta z bronią i sztandarami, a potem w asyście kilka chorągwi pod komenda Remigiana Strzałkowskiego udali się w kierunku Frankfurtu, gdzie znale li się trzy dni potem. Strzałkowski skierował się następnie pod Kostrzyn, dokąd 23 czerwca wyruszył Potocki, pozostawiając w Gorzowie regiment Linkhauza. W kierunku Myśliborza udał się Gabriel Silnicki na czele swoich chorągwi oraz przekazanych mu regimentów dragonii Jerzego Wielhorskiego oraz Kazimierza <text:s/>Zawadzkiego i w okolicach miasta przebywał od dnia 20 czerwca, a potem miał wziąć udział w walkach w rejonie Chojny z podjazdami brandenburskimi. </text:p>
      <text:p text:style-name="P1">Po odniesionym zwycięstwie w ciągu 16 czerwca Jana III wysłał do Warszawy informacje o trumfie. Miał polecić, aby całej Rzeczpospolitej zabrzmiały dzwony i odbyły się dziękczynne nabożeństwa. Obiecał postawić votum za zwycięstwo. Swej małżonce przesłał dwa listy, jedynym zawarł treści czysto osobiste, a w drugim <text:soft-page-break/>przesłanie z jakim miała się podzieli z senatorami i dołączył do niego znalezione w bagażach Fryderyka Wilhelma-kapelusz i ozdobną szpadę, co puentował słowami iż na „widok najprzedniejszego rycerstwa Rzeczpospolitej kurfirst brandenburski rzucił się do ucieczki, porzuciwszy w konfuzji okropnej, swój kapelusz i swój rapier”. Od razu też Sobieski z listem donoszącym o zwycięstwie posłał Jerzego Jana Wandalina Mniszka na dwór cesarski wraz ze zdobytym sztandarem drabantów elektorskich, w którym pisał, iż jest gotowy poddać się arbitrażowi cesarskiemu i zawrzeć z Hohenzollernem układ kończący walki. Poseł królewski przez Wrocław i Pragę dotarł do cesarza dniu 26 czerwca, a następnego dnia uzyskał audiencję, co prawda jedynie wśród ministrów, ale oni szybko po zaznajomieniu cesarza nowinami udzielili mu odpowiedzi. W dniu 29 czerwca udał się w drogę powrotną, z zapewnieniem, iż cesarz przyśle swoich dyplomatów do obozu Sobieskiego, poinformuje o sprawie brandenburskiego ambasadora i do kurfirsta wyśle odpowiedni list na temat mediacji. Mniszek zameldował się w kwaterze monarchy w dniu 4 lipca. Posłał też Sobieski gońca do Szczecina, aby o bitwie zawiadomić Szwedów. Znaczniejszych jeńców wysłano do Poznania i Lublina pod eskortą Jana Górzyńskiego. </text:p>
      <text:p text:style-name="P1">Po stoczonej bitwie główna cześć armii Sobieskiego, pod jego osobistym dowództwem, ruszyła przez Barlinek, Rychno, Renice, Myślibórz, do Dębna, gdzie stanęła w dniu 20 czerwca. Po drodze znoszono drobne oddziały brandenburskie, grupy maruderów i dezerterów, jakie błąkały się po okolicach. Wyraźnie zepsuła się też pogoda, zaczęło by słotno i deszczowo. Straż przednią prowadził S. Bidziński. Skręcił on z kolei w kierunku Kostrzyna. Z Dębna Sobieski skierował się na Kostrzyn i zbliżył się do niego w ciągu 21 czerwca. Na miejscu pozostał H. Lubomirski, który oprócz jazdy miał dysponować regimentami Franciszka Żychlińskiego, Jana Barensa, Hermana Szwarca oraz swoim własnym pod Eliaszem Krauzerem. Oddał jednak 3 chorągwie husarskie-„królewskie”, to jest Jan III, Marii Kazimiery i Jakuba, które dołączono do pułku M. Sieniawskiego. </text:p>
      <text:p text:style-name="P1"><text:s/></text:p>
      <text:p text:style-name="P1"/>
      <text:p text:style-name="P3"><text:soft-page-break/>5. Blokada i odsiecz Kostrzyna. </text:p>
      <text:p text:style-name="P1">Położenie wojsk brandenburskich Georga von Defflingera pod twierdzą w Kostrzynie było uwarunkowane rozkazami jakie Fryderyk Wilhelm wydał mu przed bitwą i w trakcie bitwy pod Pełczycami, oraz brakiem pewnych wieści na temat jej finału. Defflinger podszedł pod Kostrzyn 10 czerwca. Twierdza była jednak dobrze <text:s/>przygotowana przez generała Michała Żebrowskiego do obrony, na okres co najmniej kilku tygodnie wzmożonego oblężenia. Jesienią i zimą poczyniono naprawy, na które z ludności miasta wyciśnięto 6 000 talarów, dokonano inwentarzu i uzupełnienia stanu artylerii. W raporcie sporządzonym na początku czerwca wynikało, iż regimentach pieszych i dragonii (dragonii z regimentu Selęckiego utracili jednak już niemal wszystkie konie, wiele zużyto jako pod woje przy naprawie fortyfikacji i holowaniu dział) jest <text:s/>2420 żołnierzy, w chorągwiach jazdy które znajdowały się twierdzy lub dołączyły do załogi w tym czasie miało być do 400 koni. Było też <text:s/>około 120 artylerzystów, jakich należy zaliczyć i umieścić w wyżej poddanej liczbie piechoty garnizonu. Wielu z nich dawniej było na służbie elektorskiej, pewną ilość kolejnych puszkarzy zaciągnięto wiosną we Wrocławiu. W dniu 5 czerwca po pojawieniu się niemal pewnych pogłosek o ofensywie oraz powrocie chorągwi Rzeczkowskiego z dalekiego patrolu, aż pod Cedynię (Aleksandrowicz wrócił dnia następnego ze zwiadu pod Frankfurtem), wydano mieszczanom bezwzględny zakaz opuszczania miasta oraz wstępu do niego osób zewnątrz. Zresztą od chwili zajęcia miasta i fortecy przez Polaków wprowadzono daleko posunięte ograniczenia ruchu mieszkańców. Tylko komendant wystawiał za odpowiednia kwotę przepustki. Na przykład - miejscowi kupcy po wzniesieniu 20 talarów opłaty mogli na nie dłużej niż 3 niedziele lub za 30 talarów do 6 niedziel wyprawia się do Nowej Marchii, na Pomorze, Śląsk lub Wielkopolski. Natomiast zza Odrę pod groźbą konfiskaty majątku wyprawiać się nie mogli. W prowadzono, też możliwość opuszczenia miasta na stałe (liczono się z trudnościami w utrzymani u dyscypliny i aprowizacji mieszczan przypadku spodziewanego oblężenia oraz narzekano na ciasnotę po wprowadzeniu tak licznego garnizonu), kazano sobie jednak płacić równowartość 1/3 wywożonego majątku. Mimo tego w trakcie oblężenie miasto upuściło w ten sposób <text:soft-page-break/>około <text:s/>10-15% jego mieszkańców, czyli 200-300 osób. Do miasta wstępować było można jedynie kupcom, ale ci musieli oddać 1/10 swoich towarów lub w pieszej kolejności za zaniżone kwotę sprzedawać je na potrzeby garnizonu. Jedynie poddani króla polskiego mogli wchodzić do miasta swobodnie z towarem, ale koniecznym było wyrobienie w grodzie poznańskim odpowiedniego glejtu za kwotę około 10 zł. Ludzi nie tylko podejrzanych, ale bez stałego zajęcia, różnych przygodnych wędrowców, przekupniów i handlarzy, do miasta w ogóle nie wpuszczano. Podejrzanych o szpiegowanie wieszano z rozkazu komendanta przy bramie Sarbinowskiej – odnotowano w ciągu tego czasu 4 podobnych przypadków, choć należy wspomnieć, iż byli to ludzie przyjezdni. Mieszkańców posądzonych o szpiegostwo, a też było ich kilku choć skazano na szafot, to wyroki zawieszono i trzymano ich pod strażą. Dla żołnierzy łamiących dyscyplinę również ustawiono na rynku szubienice i pręgierz. Powieszono w czasie w tym czasie jak się zdaje 7 żołnierzy, za gwałty, próbę podpalenia i zabójstwo jednego z rajców w czasie grabieży jego domu. Na miasto spadły też znaczne ciężary związane z utrzymaniem garnizonu. Poza opłatami jakie wcześniej wznoszono załodze elektorskiej, miano jeszcze na miesiąc płacić-po 10 talarów od każdego domu, 3 talary od parceli niezabudowane i 2 talary od zabudowanej, po 6 talarów od warsztatu, po 20 talarów od szynków, po 2 talary od kramu, od rzeźni i piekarni po 8 talarów, od składów od 10 do 30 talarów w zależności od wielkości i asortymentu, od gruntów i ogrodów z za murami po talarze od morgi. Młyny miały wnosić po 12 talarów oraz oddawać co 10 worek przemiału na potrzeby żołnierzy. Pastorzy, zamian za ustąpienie od kwaterunków w świątyniach oraz w domach do nich należących mieli składać po 300 talarów miesięcznie z całego miasta. Po 2 talary na miesiąc miano płacić też od domów na przedmieściach. Wszystkie te opłaty, poza niewielkimi wyjątkami nie zwalniały też od kwaterunków i stacji żołnierskich w nieruchomościach znajdujących się wewnątrz murów. Mieszczanie mieli wydać też wszelką broń, a pod strażą w charakterze zakładników miało by zawsze 3 rajców, zamienianych co ty dzień przez pozostałych. W arsenale twierdzy skompletowano : Kartauny całe 48 funtowe-2 sztuki na bastionie „Książe” , półkartauny 24 funtowe-6 sztuk, ćwierćkartauny 12 <text:soft-page-break/>funtowe-16 sztuk, oktawy 6 funtowe - 12 sztuk, dział regimentowych 4 i 3 funtowych - 9 sztuk, kolubryny bastardy - 2 sztuki, falkonety - 4 sztuki, moździerze - 8 sztuk (2 żelazne 20 funtowe, 2 spiżowe 20 funtowe, 3 spiżowe 60 funtowe, 1 spiżowe 160 funtowe), haubice 5 funtowe - 2 sztuki, haubica 30 funtowa - 1 sztuka. Do tego dochodziło 285 cetnarów prochu, 1178 kul żelaznych pełnych, 450 granatów pełnych, 118 granatów próżnych, 180 ładunków z kartaczami, 180 ładunków zapalających, 290 centnarów żelaza, 93 cetnarów ołowiu, 790 sążni lontów, 56 centnarów siarki, 35 cetnarów saletry, 160 cetnarów węgla drzewnego, oraz inny wyposażenie techniczne komendanta altylerii – zapasy lin, octu, młotów, różnych narzędzi oraz sprzęt saperki – różne łopaty, rydle, topory. <text:s/></text:p>
      <text:p text:style-name="P1">Większe trudności były z aprowizacją, gdyż z powodu spustoszenia kraju i przerw z regularnym zasilaniem twierdzy w żywność, którą w dużej części transportowano z konieczności aż z Wielkopolski. Powodowało to, iż paszę dla koni zgromadzono ledwie na 6 tygodni, a prowiantu na około 3-4 miesiące w przypadku ścisłego i regularnego oblężenia. Dlatego też konie wokół miasta wypasano, niemal do ostatniej chwili przed przybyciem nieprzyjaciela. I zasadzie od walki o konie wypasane wokół fortecy zaczęło się oblężenie. </text:p>
      <text:p text:style-name="P1">Dla porównania brandenburczycy bezpośrednio pod Kostrzyn podciągnęli, w pieszej fazie: Kartauny całe 48 funtowe-2 sztuki, potem dosłano w dniu 14 czerwca kolejne dwie z <text:span text:style-name="T3">Lansbergu</text:span>, półkartauny 24 funtowe - 4 sztuki, ćwierćkartauny 12 funtowe - 8 sztuk, 2 kolejne dosłano w dniu 14 czerwca z Landsbergu, oktawy 6 funtowe - 6 sztuk, dział regimentowych 4 i 3 funtowych - 16 sztuk, falkonety - 2 sztuki przesłane w dniu 15 czerwca z Landsbergu, moździerze - 4 sztuk (3 spiżowe 60 funtowe, 1 spiżowe 160 funtowe), haubice 30 funtowe - 2 sztuki, obie przysłane w dniu 15 czerwca z Landsbergu. Do tego dochodziło 128 cetnarów prochu, 1369 kul żelaznych pełnych, 520 grantów pełnych, 168 granatów próżnych, 72 ładunków z kartaczami, 46 ładunków zapalających. Potem dosłano jeszcze proch i amunicje z Landsbergu. Co istotnie miasto to stało się po zajęciu przez wojska elektorskie baza dla jej artylerii, która planowano początkowo wieźć do Wielkopolski, lub właśnie <text:soft-page-break/>wykorzystać pod Kostrzynem. Zmiana planów Fryderyka Wilhelma i jego dążenie do pobicia Jabłonowskiego, spowodowało, z nie chciał on zabrać ze sobą cięższych dział, które wydały mu się zbędne i utrudniające marsz. Kazał je zatrzymać w Landsbergu i użyczyć von Difflingerowi. Część rzeczywiście zasiliła jego siły, ale konieczność oszczędzania zaprzęgów powodowało, iż przemieszczano je w ostateczności, a pod Kostrzyn przemieszczano głównie proch i amunicje, oraz wykwalifikowanych artylerzystów. Pewną też ilość artylerii odesłano po 15 czerwca do Chojny, tam ją lub porzucono lub przeprawiono przez Odrę, aby osłonić nimi przeprawy przez rzekę, w obawie przez ofensywą Sobieskiego. Tak więc w chwili gdy pod Landsberg podszedł Potocki, to w mieście owszem były dwie 48 funtowe kartauny, cztery półkartauny i jedna ćwierkartauna, ale nie było dla nich żadnej amunicji. Dla dwóch oktaw i dwóch działek regimentowych 3 funtowych było ledwie 80 funtów prochu, 60 kul i 16 granatów. Cała ta artylerie, poza działkami regimentowymi przejąć mieli potem Polacy, choć dwie najcięższe kartauny brandenburczycy uszkodzili przed poddaniem, tak, iż nadawały się one jedynie do przetopienia. Do Chojny wywieziono cztery półkartauny i 8 ćwierć kartauny, oraz 3 oktawy i 4 działka regimentowe oraz dwie haubice 20 funtowe. Polacy przejęli z tego wszystkie dwie półkartauny, dwie ćwierćkartauny i jedną haubice. Dwie ćwierćkartauny brandenburczycy utopili w Odrze, reszt dowieźli pod Schwedt. </text:p>
      <text:p text:style-name="P1">Pierwszym etapem oblężenia był zwiad uczyniony przez Brandenburczyków, którzy mieli obejrzeć przygotowanie fortecy do obrony, chwycić jeńców i dowiedzieć się, czy są szanse pochwycić ją z zaskoczenia. Najpierw grupa przybocznych dragonów von Deflingera, wczesnym rankiem 10 czerwca zaskoczyła na północ od Kostrzyna kilku Tatarów wypasających swoje konie. Brandenburczycy przekroczyli Wartę na znalezionych u brzegu łodziach rybackich, dla pochwycenia jeńców i koni, oraz zbudzenia paniki. W tym czasie pozostałe oddziały brandenburskie dopiero gromadziły się nieco dalej na południe, pod <text:span text:style-name="T3">Norstand</text:span> do przeprawy przez Wartę. Polacy o świcie po krótkiej walce wycofali stąd swoje patrole i podłożyli ogień na moście. Z powodu wilgoci i padającego nocą drobnego deszczu most choć nadpalony ocalał. Utarczka o konie przybrała większe rozmiary, gdy na pomoc swoim ziomkom, <text:soft-page-break/>bojąc się utracić cenne wierzchowce ruszyli pozostali Tatarzy, którzy z cała jazdą mieli pełnić straż na przedpolu twierdzy i odpierać ataki przeciwnika póki byłoby to możliwe i przeszkadzać w przeprawie, a dopiero potem skryć się za murami twierdzy. Brandenburczycy utracili swoją początkową przewagę i wycofali się zabierając ze sobą jednak kilku jeńców i kilkanaście zdobycznych koni. Tatarzy jednak też zdołali pochwyci paru z napastników i zaprowadzić do komendanta twierdzy. Tego też dnia 11 czerwca piechota Georg von de Martwitza zaczęła przeprawę przez rzekę w asyście dragonów pod dowództwem Sigmunta Christopha von Marwitza, a piechurzy z regimentu Augusta Alt Holstein wznosić umocnienia ziemne dla najcięższych armat, jakie zamierzano zainstalował jeszcze na prawym brzeg u Warty. Polacy w tym czasie spalili przedmieścia, a nad wieczorem zaczęli ostrzeliwać przeciwnika. Następnego dnia, na oczyszczonym przedpolu pojawiły się chorągwie jazdy o poranku uszykowane do szarży, a za nimi wyprowadzone w pole regimenty Dobrzyca i Rutkowskiego. Najpierw uderzyła kawaleria na brandenburskich dragonów, jacy przeszli już przez rzekę, przepędzono ich, ale brandenburska piechota, która zdążył się okopać, przy pomocy lekkich dział nie dała się wyprzeć. Jazda polska ustąpiła, piechurzy nie zdołali podejść do przeciwnika i też ustąpili. Defflinger wysłał swój własny silny regiment pod dowództwem Fridericha von Rummela natychmiast do boju i brandenburczycy kontratakowali z zamiarem podejścia pod mury twierdzy, ale obrońcy zasypali ogniem własnych dział i zmusili atakujących do ustąpienia. Pod osłoną ognia załogi z bastionów polska piechota i jazda przez bramę Sarbinowską weszły do twierdzy. Samą bramę zaś zasypano tego dnia (pozostałe dzień wcześniej) kamieniami i ziemią. Jazdę i te w/w dwa regimenty piesze miano używać jako rezerw w przyszłych działaniach. Tego dnia większych już walk nie było. 12 czerwca Brandenburczycy przerzucili wszystkie swe siły przez rzekę Wartę, poza kirasjerami z regimentu von Deflingera, jacy mieli operować na podejściu do Kostrzyna. Gdy odeszli na Gorzów, do tych zadań odkomenderowano dragonów elektorskich, którzy stali pod Kostrzynem. Żołnierze brandenburscy w czasie tych manewrów byli pod ciągłym ostrzałem fortecznej załogi i ponosili znaczne straty, sami odpowiadali jedynie z cięższych dział stojących nad Wartą. 13 <text:soft-page-break/>czerwca zaczęli urządzać przykopy i wznosić u nasady ich linii dwie reduty dla dział, jakie miały osłaniać kopanie aproszy. Ziemia była bardzo zasięgnięta wodą a teren podmokły, bowiem nisko położony, zatem szybko wzbierała w nich woda i z trudem posuwano się do przodu, w kierunku bastionów. W dniu 14 czerwca mjr Fitinhoffem poprowadził wypad około 100 piechurów (wybranych na ochotnika pośród całej załogi) oraz 100 Tatarów. Brandenburczycy byli jednak czujni i mimo panujących mgieł oparli wycieczkę, zginąć miało z 20 Polaków, a kilku Tatarów nie wróciło zza mury i korzystając z okazji zdezerterowało, niemniej pochwycono kilku jeńców, w tym jednego porucznika. Także 14 czerwca i 15 czerwca brandenburczycy kontynuowali swe prace, choć były one mozolne. Efekty działań ich artylerii, póki co były niewielkie, dopiero dobierano najlepsze do ostrzału pozycje, a działa przenoszono w poszukiwaniu nawygodniejszych miejsc dla nich. W dniu 15 czerwca Defflinger posłał gońca do Schwedt, z prośbą do Freidricha księcia Sachsen-Hessen, aby ten przysłał mu jeszcze 1 000 piechurów oraz zgromadzony tam sprzęt artyleryjski oraz proch. Tego też dnia brandenburczycy stracili trzy działa jedno pękło-półkautana zabijając kilkunastu żołnierzy podczas nie ostrożnego ładowana, dwa kolejne zniszczyła polska artyleria (dwie ćwierćkautany). Tego dnia zdarzył się jednak jeszcze jeden istotny dla przebiegu oblężenia fakt. W godzinach popołudniowych na bastionie "Książę" pojawił się w otoczeniu oficerów polski komendant twierdzy generał Michał Żebrowski, aby ocenić postępy przeciwnika oraz efekty prowadzanego w ciągu dnia skutecznego kontr ognia jego artylerzystów. W tym czasie pod murami znajdowało się kilku strzelców brandenburskich wyczekujących na oficerów z muszkietami przygotowanymi do strzału. Jeden z nich Jakob Floh, wraz z młodszym bratem Hieronimem (byli synami książęcego leśnika znad Haweli) i przymierzyli tak umiejętnie, iż trafiony został generał Żebrowski kulą w szyję. Pocisk nie leciał już nazbyt szybko, był to bowiem strzał z około 200 kroków, niemniej oprócz rany, złamała mu ona swym rykoszetem żuchwę i naderwała prawe ucho. Generała zniesiono z murów, był przytomny, rany opatrzono, jednak niezbyt umiejętnie. W ranie pojawiło się bowiem następnego dnia zakażenie i sączyła się obficie krew – jak się okazało, doszło do poważnego uszkodzenia czaszki. <text:soft-page-break/>Gdy wieczorem chciano zmienić opatrunek pojawił się obrzęk i wypłynęła ropa. Z powstałymi obrażeniami medycy nie mogli sobie poradzić. Żebrowski dowodził jednak obroną, mimo gorączki i posypującego osłabienia. Zdał dowództwo w dniu 19 czerwca Zygmuntowi de Stremowi i sam zmarł następnego dnia wieczorem, w chwili gdy samo oblężenie dobiegało końca. Defflinger wynagrodził swego żołnierza za powyższy czyn płacąc mu 50 talarów nagrody, ale miał już wówczas poważniejsze zmartwienie, aby wyczyn ten traktować jako dobrą wróżbę na przyszłość. Nad ranem 16 czerwca otrzymał list, przekazany ekspresowym tempem, od kurfirsta z poleceniem przysłania mu pod Pełczyce regimentu piechoty i regimentu kirasjerów. Nie był rad z tego polecenia, aby osłabić swoje siły, a co a tym idzie w skutek powstałej dysproporcji zaniechać wszelkich aktywnych działań oblężniczych i jedynie blokować twierdze kostrzyńską. Wydał polecenie, aby odnaleźć i zwróci swój regiment kirasjerski, a Friderichowi von Rummelowi polecił skierować się w drogę pod Pełczyce wraz z swoim regimentem. Gdy do kirasjerów dotarł rozkaz zmiany planów natchnęli się oni na pojedynczych uciekinierów, którzy donosili o klęsce pod Pełczycami. Skierowali się jeszcze przed zapadnięciem zmroku na północ i zatrzymali się w rejonie Lubiszyna (<text:span text:style-name="T3">Ludwigsruh</text:span>). Nocą dotarły do nich kolejne grupy uciekinierów oraz nie do końca prawdziwe informacje o Polakach znajdujących się w Myśliborzu. Dlatego kolejnego dnia 17 czerwca skierowali się w jego stronę, aby to potwierdzić. W mieście Polaków nie było, ale z gromadziło się tam kilkuset Brandenburczyków z różnych oddziałów, w tym sztab generała Francois du Hamela. Postanowiono zawróci, na Kostrzyn oraz posłać część ocalonych z pełczyńskiego pogromu do Dębna i do Schwedt. Wieczorem 18 czerwca ostatni żołnierze elektorscy opuścili Myślibórz. Piechota spod Kostrzyna jednak w pole nie ruszyła, aby wypełnić elektorski rozkaz. Po zebraniu żołnierzy i przygotowaniach do marszu, w dniu 17 czerwca, także do oblegających zaczęły dochodzi niepokojące wieści o porażce Fryderyka Wilhelma. Dowodzący pod Kostrzynem Georg von Defflinger wolał nie ryzykować i postanowił działać ostrożnie, trzymał piechurów gotowych do wymarszu, ale nie nakazał im go, tylko wysłał gońca, aby potwierdził rozkaz kurfirsta. Posłaniec dotarł tylko do Myśliborza, a po tym gdy zorientował się o <text:soft-page-break/>powadze sytuacji zawrócił do Kostrzyna. W dniu 18 czerwca regiment kirasjerów Defflingera okopał się na północ od Kostrzyna, aby strzec z tej strony wraz z dragonią dostępu do blokujących miasto. Wobec niepomyślnego rozwoju wypadków wstrzymano poważniejsze działania oblężnicze, natomiast zaczęto budować przeprawę na wysp Stara Chorzyca, aby zapewnić sobie alternatywną drogę odwrotu. Wcześniej starano się nią posłużyć, celem wzmocnienia nacisku na twierdzę, dlatego już zbierano do jej budowy materiały, wysiłki te znacznie przyśpieszyły, gdy postanowiono użyć jej do innych celów. Tego samego dnia późnym wieczorem pojawił się z grupą towarzyszących mu żołnierzy generał Wilhelm von Polnitz i zakomunikował o klęsce pod Pełczycami. Defflinger stanął przed dylematem, co dalej począć - wycofać się, czy pozostać, skupić rozproszone po klęsce oddziały, dać czas na zorganizowanie przy pomocy istniejących lub świeżych wojsk obrony wzdłuż Odry. Nie miał też pewnych wieści na temat dalszych planów Sobieskiego. Postanowił czekać i skupiać przy sobie rozbite oddziały. W rezultacie udało mu się uzupełnić stany posiadanych regimentów pieszych, utworzyć regiment kawaleryjski pod dowództwem du Hamela około 500 koni i pieszy von Polnitza 500 ludzi. Dalsze około 500-600 ludzi, bez broni, którą porzucili lub stracili zostało w miarę sukcesywnego napływu skierowanych do prac nad przeprawą i przy budowie umocnień. W dniu 19 czerwca przybyli żołnierze z Myśliborza. Tego też dnia armii brandenburska pod twierdz mogła liczy około 2000 jazdy i ponad 3 000 piechoty. Georg von Defflinger był wojakiem z krwi i kości ukształtowanym w ciężkich warunkach wojny trzydziestoletniej, mającym szczególne miejsce i prestiż <text:s/>wśród generalicji kurfirsta, oraz sławę zwycięzcy spod Ferbehlin, aby przeraziła go wizja bitwy z armią Sobieskiego i złamać w nim wolę do stawiania zaciekłego oporu. </text:p>
      <text:p text:style-name="P1">Jan III zbliżał się od strony Dębna. Pomiędzy <text:span text:style-name="T3">Drewitz</text:span> a <text:span text:style-name="T3">Tamsel</text:span> ustawił tymczasowy obóz, a przed nim uformował piechotę. Składał się ona z trzech brygad. Jedną, złożoną głównie z dragonów dowodził E. Denhoff, stała ona po prawej stronie, po lewej była piechota pod dowództwem E. Łąckiego. Za tą pierwszą linią, rozciągała się druga, składały się na nią jednostki gwardyjskie pod dowództwem S. Morsztyna. Jazdę przerzucono na skrzydła. Na prawym dwa pułki pod miejscowości <text:span text:style-name="T3">Drewitz</text:span> i <text:soft-page-break/>dowództwem S. Jabłonowskiego, bliżej brzegów Odry chorągwie M. Zbrożka, która miały atakować wzdłuż jej brzegu, zaś chorągwie S. Bidzińskiego wspierać piechotę w działaniach w centrum. Na lewej flance miał znajdować się pułk M. Sieniawskiego, pod m. <text:span text:style-name="T3">Warnick</text:span>. Miał on uderzy spod m. <text:span text:style-name="T3">Tamsel</text:span> w kierunku prawego skrzydła nieprzyjaciela, wzdłuż Warty. Przestrzeń miedzy nim a ustawiona w środku piechoty wypełniała jazda K. Łaski, który pełnił też rolę obwodu. Nad piechotą ogólne dowództwo pełnił generał Kątski, artylerię którą przydzielono do każdych brygad piechoty po 6-8 luf miał kierować W. Denhoff. Polacy mieli zamiar działać z zaskoczenia, wykorzystując niepewne nastroje przeciwnika oraz pomoc ze strony kostrzyńskiej załogi. Próby jednak wysłania do niej informacji celem skoordynowania działań nie powiodły się noc z 20/2 1 czerwca wysłano trzech ludzi, dwóch gwardzistów i towarzysza pancernego, dwóch pojmały straże, jeden utonął w Odrze. W sumie Jan III dysponował w granicach 4500 - 5000 piechoty, około 2500 dragonów oraz 5000 jazdy, czyli razem ponad 12000 ludzi. <text:s/></text:p>
      <text:p text:style-name="P1">Defflinger postanowił swoją obroną skonstruować w ten sposób, iż wokół ufortyfikowanej m. <text:span text:style-name="T3">Norstandt</text:span>, gdzie urządził obóz dla swych wojsk, skupił swój własny regiment piechoty, na lewym skrzydle swój regiment kirasjerski, natomiast dragonów Marwitza skupił na prawo od piechoty. Nowe, improwizowane oddziały stanęły w zakolu Warty, na drodze spodziewanego uderzenia ze strony Sieniawskiego. Regimenty Alt Holstein i von de Martwitz miały nadal stać przy fortecy, choć odebrano im większość artylerii, która skupiono w <text:span text:style-name="T3">Norstandt</text:span>. Miały one przeciwdziała ewentualnym ruchom kostrzyńskiego garnizonu i osłonić odwrót na przepraw na Nową Chorzycę, gdzie stali żołnierze Lorenza von Veriena. </text:p>
      <text:p text:style-name="P1">Tam też planował ufortyfikować się z części sił i blokować Kostrzyn. Polacy ledwie przed południem uformowawszy szyki uderzyli. W pierw zrobił to Sieniawski. Jego szarża zepchnęła jazdę du Hamela, ale gorzej było z piechotę, która choć złożona z uczestników niedawnej klęski pod Pełczycami biła się dzielnie. Kawalerii ciężko było manewrować nad bagiennymi brzegami rzeki i musiała uderzyć jedynie wąskimi przesmykami, co ułatwiało zadanie broniącym się. Ustawili oni w miejsca <text:soft-page-break/>narażonych na atak kozły hiszpańskie i lekkie działa. Sieniawski nie mógł się przebić się tak szybko jak to sobie zaplanował. Sobieski dał zatem sygnał do ataku swojej piechocie i zaczęły grzmieć polskie działa w kierunku wrogich stanowisk. Polska piechota posuwała się powoli, nieprzyjaciel ostrzeliwał ją z dział. Polacy odpowiadali ogniem własnych armat, ale tempo działań nie było zbyt imponujące. Po dostrzeżeniu, iż na prawym skrzydle w starciu z polską jazdą jego piechurzy radzą sobie dobrze, Defflinger powziął decyzję, aby użyć swojej kawalerii i zmasowanym uderzeniem zniszczyć centrum polskiego szyku i tym zaskakującym manewrem zmusić Polaków do odwrotu. To dawało szanse spokojnego i z organizowanego odwrotu przez Odrę. Polecił więc regimentowi kirasjerów i regimentowi dragonów uderzyć. Gdy wyszli w pole naprzeciw nim wyszły jednak chorągwie S. Bidzińskiego, który osłonił swoich piechurów. Odłączył się od niego Zbrożek i tak jak planowano przed bitwą uderzył wzdłuż Odry kierunku baterii ciężkich elektorskich dział. Chorągwiom Bidzińskiego oberwało się od przeciwnika, który choć mniej liczny biły się mężnie z poświęceniem. Jednak w tym czasie, gdy polska kawaleria nie mogła przełamać przeciwnika, Zbrożkowi udało się dopaść do baterii brandenburskich ustawionych na lewym skrzydle frontem do twierdzy kostrzyńskiej, gdzie wyciął do cna niemal ich obsługę i nieliczną ochronę. Widok harcujących Polaków na tyłach wzbudził zawahanie w dotąd sprawnie prowadzonych przez brandenburczyków działaniach obronnych. Polacy mogli odciąć lub zatrzymać ewakuację regimentów pieszych Alt Holstein i von de Martwitz, zagrozić też przeprawie na Odrze. Defflinger mimo wieku był nadal krewkim i dzielnym żołnierzy, bardziej żołnierzem nawet niż dużego kalibru utalentowanym wodzem, zatem zaczął skupiać pod sobą resztki konnicy du Hamela, swoich drabantów oraz wyciągać spod murów Kostrzyna regiment von de Martwitz, aby wykonać kontratak. Ogólnie jednak przerwanie linii obronnych wywołało także kryzys w centrum i prawej na flance jego ugrupowania obronnego. Po niemal godzinie walki i ponawianych co kilka minut uderzeniach Sieniawski zepchnął ku Odrze elektorską piechotę, a w sukurs przyszedł mu Łasko, który włamał się w miejsce skąd uderzyli wcześniej dragonii brandenburscy odsłaniając tym samym dostęp z boku do swego <text:soft-page-break/>prawego skrzydła. Brandenburczycy uchodzili, ku swej przeprawia na Odrze, albo zdezorientowani chcieli przebić się ku murom Kostrzyna, gdzie oczekiwali reszty swych towarzyszy. Próbował zatrzymywać to wszystko Defflinger, który póki co trzymał Zbrożka na dystans, na plecami zorganizowanym kontratakiem. Lecz na jego tyły wyszły już chorągwie Sieniawskiego i Łaskę. W centrum jego piechota uginała się pod naporem polskiego uderzenia, reszta zaś jego kawalerii, którą skupił w centrum swego szyku, także załamywała się w starciu z chorągwiami Bidzińskiego. Sobieski nie tak jak ostatnio, w czasie bitwy pod Pełczycami dowodził z obozu, lecz stanął w asyście około setki swych dragonów tuż za chorągwiami Łaski i stamtąd dowodził atakiem, chcąc być najbliższej pierwszej linii walk. </text:p>
      <text:p text:style-name="P1">Także polska załoga w Kostrzynie zareagowała na trwająca bitwę. Już 20 czerwca baczne przyglądano się nerwowym ruchom przeciwnika przed twierdzą i intensywnym pracom nad przeprawą. Nakazano wzmocnić pogotowie i trzymać przez całą noc niemal wszystkich żołnierzy na murach. Poza jazdą i dwoma regimentami pieszymi wyznaczonymi do wycieczek, z reszty regimentów dobrano jeszcze 200 żołnierzy i nakazano im czuwać w mieście. Liczono się z jakimś podstępem wroga, dyskutowano nad tym, aby zniszczyć budowaną przeprawę, ale też dopatrywano się w zachowaniu Brandenburczyków symptomów, iż mogą oni chcieć wycofać się. Przed południem 21 czerwca, gdy na horyzoncie zaświeciły w słońcu husarskie proporcje stało się jasnym, iż ku twierdzy zmierza wyczekiwana odsiecz. Dlatego szybko zaczęto zbierać siły do wycieczki zza mury i czekać na dogodny do niej moment. Ten nastąpił, gdy regiment von de Martwitz opuszczał swe pozycje. Dano ognia z dział fortecznych, bardzo gęsty i zmasowany, przygotowywany od dwóch-trzech godzin, po czym około 600 piechurów i prawie 500 konnych, wówczas jednak w dużej części spieszonych, wskutek utraty wierzchowców, przed odwaloną bramą Sarbinowską i mniejsze furty w murach zaatakowało przeciwnika. W tym momencie bitwa dogasała, gdyż linie obronne Brandenburczyków pękły. Chwiał się opór, dochodziło do pojedynczych starć żołnierzy elektorskich z zmasowanym atakiem Polaków, których osiągnięta przewaga zaczęła zaważać o finale starcia. Defflinger z rapierem w dłoni poderwał jeszcze garstką wiernych mu żołnierzy do <text:soft-page-break/>boju, ale zwalono go z konia. Był ranny, podnieśli go jego żołnierze i w płaszczu żołnierskim zanieśli nad brzeg Odry, dokąd uciekali jego żołnierze po przegranej bitwie. Tam załadowano go na małą łódkę i przetransportowano go na drugi brzeg. Pozostali żołnierze rzucili się do przeprawy lub szukali w rzecze płycizn. Co prawda artyleria kostrzyńska starała się zniszczy przeprawę, ale pociski chybiały, względnie uderzając żadnych szkód jej nie czyniąc. Kto do niej dotarł mógł liczyć na ocalenia, jednak szybko zaroiło się na niej od wozów, które tłocząc się łamały koła, dyszle, osie, podały przy nich konie, słowem tarasując bardzo szybko przejście. Dlatego też, by może przypadkowo pod wpływem emocji, po przejściu części żołnierzy na Starą Chożycę pod przeprawą podłożono ogień. Czego nie zdołała zniszczy polska artyleria, zrobili własnymi rękami brandenburscy żołnierze. Około godziny 14.00 chorągwie Zbrożka były pod murami Kostrzyna. Po południu, gdy wybiła godzina 17.00 pojawił się w twierdzy sam monarcha. Swej armii polecił zatrzymać się przed twierdzą i wypocząć po trudach bitwy. Jan III obejrzał wnętrze fortecy a następnie strapiony pochylił się nad ciałem zmarłego dzień wcześniej generała Żebrowskiego, którego sarkofag umieszczono w miejscowym kościele protestanckim w otoczeniu katolickich kapelanów. Polecił następnie wypłaci 3 000 talarów załodze Kostrzyna w podzięce za twardą obronę, zająć się rannymi i poszkodowanymi żołnierzami, których masy umieszczono w dotąd wolnych od kwaterunków budynkach religijnych. Jego pozostałe oddziały rabowały mienie z obozu brandenburskiego, ale nie było ono duże, pieniędzy, czy cennych dóbr wiele nie było,. Natomiast sporo prochu i większość artylerii wpadło ręce polskie, dużo zatonęło w Odrze, ale spora część przejęto i monarcha obdarował zdobycznymi armatami marszałka nadwornego koronnego Mikołaja Sieniawskiego, wojewodę ruskiego Stanisława Jabłonowskiego, wojewodę sieradzkiego Szczęsnego (Feliksa) Potockiego i chorążego wielkiego koronnego Hieronima Lubomirskiego. Straty brandenburskie wynikłe wskutek bitwy wyniosły ponad 1 500 zabitych i wziętych do niewoli. Polacy stracili około 100 kawalerzystów i 300 piechurów oraz dragonów. </text:p>
      <text:p text:style-name="P1">Gdy trwały walki pod Kostrzynem, o zmierzchu 17 czerwca Fryderyk Wilhelm przeszedł Odrę wraz z grupą liczącą około 400 żołnierzy, jakich zdołał przy sobie <text:soft-page-break/>skupić. Na drugim brzegu napotkał kirasjerów Friedricha księcia Sachsen-Hessen. Następnie zmęczony brzemieniem poniesionej klęski i mocno psychicznie rozchwiany przybył do Schwedt. Nie było wokół niego wielu z jego dotychczasowych doradców. Mimo swego ciężkiego położenia i zmęczenia szybko uzmysłowił sobie groźbę polskiej inwazji wgłąb dziedzicznych ziem jego marchii. To poczucie zmusiło go podjęcia jakiś decyzji i kroków zaradczych, aby zatrzymać Polaków na linii Odry. Postanowił przede wszystkim zebrać swoje rozbite wojska i zorganizować je na nowo, ściągnąć z głębi kraju posiłki i nawiązać kontakt z oddziałami Georga von Defflingera pod Kostrzynem, nie zdając sobie dokładnie sprawy z jego aktualnego położenia. Postanowił utrzymać pozycje pod Chojną, jako dogodny przyczółek i miejsce koncentrowania się jego rozproszonych oddziałów. Miał na razie przy sobie regimenty kirasjerów Freidrich księcia Sachsen-Hessen oraz część regimentów von Kurfurtin, zu Anhalt-Dessau i Johan Friedrich von Printzen, które uzupełniono żołnierzami z innych jednostek, wcielanym rekrutem i ochotnikami wzywanymi na podstawie uniwersałów wzywających do powszechnej oobrony kraju jakie wydał w dniach 17-18 czerwca. Udało się Brandenburczykom odtworzyć kawalerii na poziomie liczącym około 1800 żołnierzy. Do tego dochodziły dwa regimenty piesze-Regiment Johana Alberta von Barfus'a i Regiment Andreasa von Sommerield'a, odtworzony regiment Kurprinz Fridrich von Hohenzollern. <text:line-break/>Do nich miały dołączyć dwa nowo sformowane regimenty złożone z żołnierzy wchodzących wcześniej wskład rozbitych jednostek, których komendę powieżono <text:s/>Georgowi Adolphowi von Micrander oraz Seigneurowi de La Greve. Miało to dać <text:s/>w sumie 4500 - 5 000 żołnierzy. Hans <text:s/>Adam von Schoning miał jak najszybciej dołączyć z częścią swoich żołnierzy, to jest regimentem kirasjerów Wilhelma Adama Morner'a, szwadronem Fridricha Ludwiga ksiećia von Holstein, regimentem Kurta Hildebranda von Loben'a i Hansa Adama von Schoning'a. Dawało to dalsze około 1000 konnych i 1500 pieszych. Regiment Augusta von Holstein'a miał zostać w Berlinie, regiment Marcusa von de Lutte'a w Spandau. Kompania von Candal rozbudowana do pełnego regimentu poprzez wycofanie części garnizonów ze szwedzkiego Pomorza także miała stanowić garnizon Berlina. Kompania Edebrechta <text:soft-page-break/>wraz z regimentem Joachima Henninga von Treffenfeld'a i regimentem Hansa Christopha von Brugsdorff'a wraz z tworzonym od podstaw na miejscu w Frankfurcie regimentem dragonów von Russow miały wejść w skład jego garnizonu, który dodatkowo usiłowano wzmacniać innymi doraźnymi sposobami. W rezultacie kurfirst był wstanie jeszcze zgromadzić przeciwko Rzeczpospolitej niecałe 3000 jazdy i 6000 piechoty, a do tego dalsze 1500-2000 ludzi jako załoga Frankfurtu, oraz od razu 2000 – 3000 ludzi pospolitego ruszenia. Były to jednak siły niewystarczające do prowadzenia długotrwałej obrony w przypadku zdecydowanej ofensywy Polaków, czy do skutecznego odparcia prób zdobycia Berlina. W dniu 20 czerwca Freidrich <text:s/>książę Sachsen-Hessen otrzymał polecenie zabrania 1500 konnych i udania się w kierunku Chojny. W mieście kawaleria elektorska pojawiła się nad ranem 22 czerwca. W mieście znajdowali się brandenburscy żołnierze i artyleria. Zainstalowano tam 400 osobową załogę. Do kawalerii Freidricha księcia Sachsen-Hessen dołączyła ich cześć, zatem teraz miał przy sobie teraz prawie 1800 konnych. Resztę piechoty, w której skład wchodziła w większości zdemoralizowani żołnierze nakazał odesłać na zachód zza Odrę. Sam działając bardzo ostrożnie wysłał w kierunku Pyrzyc, Myśliborza i Dębna po kornecie kawalerii, aby dokonali oni rozpoznania i ewentualnie nawiązali kontakt z innymi grupami żołnierzy elektorskich jacy pozostali jeszcze na ziemiach Nowej Marchii. Trwało to w dniach 23-24 czerwca. Pod Myśliborzem rzeczywistości w dniu 23 znajdowali się Polacy, zorganizowani w chorągwie dowodzone przez Gabriela Silnickiego. Wywiązała się walka. Brandenburczycy jednak postanowili się wycofać, gdyż była ich tylko <text:s/>garstka, ale Silnicki pochwycił kilku jeńców i wszystko wydało się. Silnicki ostrożnie, ale zdecydowanie skierował się w pogoń, w kierunku Chojny. Freidrich książe Sachsen-Hessen w dniu 2 4 czerwca nie mając pełnej wiedzy o losie podjazdu wysłanego pod Myślibórz zdecydował się podejść pod Dębno. Być może sądził, iż manewr ten wzbudzi u Jana III obawę, iż elektor zebrał nowe siły i postanowił pomóc Defflingerowi pod Kostrzynem. W tym samym czasie natomiast Hieronim Lubomirski przesunął swoje od działy spod Dębna na Moryń (<text:span text:style-name="T3">Mohrin</text:span>). W dniu 25 czerwca rano w miejscowości Witnica Freidrich książę Sachsen-Hessen dowiedział <text:soft-page-break/>się o rozbiciu u wojsk Defflingera pod Kostrzynem. Zatrzymał się, aby zdecydować co ma robić dalej, wysłał po rozkazy do kurfirsta, ale to spowodowało, iż został wytropiony przez Lubomirskiego, w chwili gdy stał bezczynnie. Po południu tego dnia doszło do walki, której momentem kluczowym było dołączenie się wieczorem także chorągwi Silnickiego do boju. Była to typowa walka kawaleryjska. Polacy trzymali początkowo w obwodzie swoją dragonie i piechotę. Uderzano zagonami kawalerii, najpierw na lewą flankę przeciwnika, wyzyskując dla zwycięstwa zaskoczenie i inicjatywę jaką od początku starcia przejawiali. W pieszej fali uderzała husaria. Po zrolowaniu skrzydła napotkanego nieprzyjaciela, rzucił on jeszcze 300 kawalerzystów jakich miał w rezerwie, aby odzyskać stracone pozycje a jednocześnie odciągnąć Polaków od próby przeprowadzenia ataku prawym skrzydłem. Manewr jazdy brandenburskiej został szybko zastopowany, gdy Lubomirski wsparł na tym kierunku swoje wojska dragonami, którzy powstrzymali atak. W trakcie trwania bitwy, jej odgłosy przyciągnęły Silnickiego. Na tyłach Brandenburczyków pojawiła się jego kawaleria, ale poszczególne oddziały wchodziły stopniowo do boju. Nie mniej przeciwnik był zmuszony ustąpić i uciekać, w pościgu uczestniczyły dalsze chorągwie Silnickiego, które nie zdążyły wejść w całości do boju. Pogoń trwała przez całą noc i dotarła pod mury Chojny, gdzie wieści o kolejnej klęsce wywołały panikę, z którą trudno było sobie poradzi elektorskim oficerom. Wysłano do Schwedt prośbę o pomoc, ale elektor odmówił. Nie miał do tego odpowiednich środków, a obawiał się, iż to sam Jan III maszeruje spod Kostrzyna i teraz trzeba przede wszystkim zorganizować obronę na przerwach na Odrze, a garnizon z Chojnie zobowiązać do twardej obrony, aby zająć tym Polaków. Jedynie obiecano oddelegować do miasta 150 piechurów wraz z transportem żywności. Ale następnego dnia popołudniu po przeprawieniu się przez rzekę zostali oni zaskoczeni przez Tatarów służących u G. Silnickiego wycięci, ograbieni i rozproszeni. Friedrich książę Sachsen-Hessen, po stracie około 300 ludzi uszedł na Barlinek i przeszedł w dniu 2 7 czerwca Odrę ze swoim wojskiem. Około 200-300 kawalerzystów, który ocaleli z pogoni znalazło się w Chojnie. Miasto nie było jednak obronne, nie miało odpowiedniego zaplecza, a dodatkowo możliwe, iż wskutek wywołanej paniki stanęło w ciągu 26 czerwca w <text:soft-page-break/>płomieniach. Popołudniu Polacy po prostu zaczęli się do niego wdzierać. Polskie chorągwie wpadały do miasta, wywiązała się chaotyczna walka na ulicach. Co prawda w mieście była artyleria, ale nie zdołano jej ustawić na stanowiskach, brakowało sprawnego dowodzenia, pogłębiał się chaos i dezorganizacja, oraz masowe dezercje i ucieczki poszczególnych oddziałów. Wieczorem 26 czerwca do miasta weszła polska dragonia i sam Lubomirski. Trwały utarczki na ulicach i pod miastem, gdzie z kolei uwijały się chorągwie Silnickiego. Wzięto trochę jeńców, miasto, a w zasadzie miasteczko do wieczora było w polskich rękach. Brandenburczycy znów okupili porażkę wysokimi stratami. Lubomirski i Silnicki mieli w tych walkach, pod Witnicą i pod Chojną stracić do setki ludzi. Na miejscu rozłożył się Lubomirski, a Silnicki w dniu 28 czerwca pomaszerował na Moryń i Cedynię, gdzie na przełomie czerwca i lipca prowadził częste utarczki z brandenburskimi patrolami. </text:p>
      <text:p text:style-name="P1">W Kostrzynie król Jan III i jego armia miały stać do dnia 26 czerwca. Król uświetnił tam swoje imieniny wystawną ucztą dla dowódców i oficerów, nagradzał też podległych i zasłużonych mu żołnierzy. Miał wypłacić wówczas około 25 000złotych. Napisał też list do Wiednia przytaczając swoje kolejne sukcesy i ponawiając prośby o mediacje cesarską z kurfirstem. Tego tez dnia zarządził intensywne bombardowanie Starej Chorzycy, co w połączeniu z ruchami pozostałych wojsk koronnych pod twierdzą przekonało Brandenburczyków do jej opuszczenia. Warto tutaj wspomnie, iż wyspa w raz znajdującymi się na niej umocnieniami w formie niewielkiej bastionowej reduty, znajdowała się w rękach brandenburskich nieprzerwani po zajęciu przez Polaków Kostrzyna. To na nią wycofali się i utrzymali jego obrońcy, a w kolejnych miesiącach mimo podjętych prób nie udało się ich stamtąd wyrzucić. Spodziewano się, iż wyspa posłuży jako odskocznia do odzyskani Kostrzyna, ale nie bardzo się do tego nadawała. Odra skutecznie temu przeszkadzała w podobny sposób jak powstrzymywała Polaków przed jej zajęciem (i to przy jak że w stosunku do Kostrzyna skromnych umocnieniach). Była ciasna, wilgotna i podmywana przez rzekę, od tego artyleria polska mocno j zrujnowała. Niemniej do wiosny 1676 r. utrzymywał się tam liczący około 100-150 osób oddział kpt. Lorenza <text:soft-page-break/>von Veriena, który mógł liczyć na systematyczne zaopatrywanie, uzupełniania i wsparcie. Wiosną tuż przed ofensywą stały tam już dwie kompanie, razem około 300 ludzi. Planowano tam zamontować działa dużych kalibrów, ale nie doszło to do skutku, gdyż ewentualne prace wymagające sporo wysiłku i nakładów, mogły by łatwym cele dla złogi kostrzyńskiej, więc z tych planów zrezygnowano, a żołnierze Veriena w trakcie oblężenia włożyli wiele pracy w budowie przeprawy przez Odrę i bardzo pomagali w ewakuacji uciekających oddziałów spod murów Kostrzyna. Sami wraz z nimi wycofali się około 28 lipca, aby wzmocni obsadę Frankfurtu. </text:p>
      <text:p text:style-name="P1">Po pomyślnych wieściach o walkach pod Chojną, w <text:s/>dniu 23 czerwca Szczęsny Potocki ruszył przez Słońsk, na Ośno Lubuskie, a Stanisław Jabłonowski na Rzepin a Mikołaj Sieniawski na południe od Gorzycy, nieopodal Lubuszy (<text:span text:style-name="T3">Lubus</text:span>). Zmienił się wówczas skład poszczególnych ugrupowań armii koronnej. Działania Sobieskiego pod koniec czerwca sugerowały, iż zamierza on przenieś ciężar walk, przejść Odrę pod Frankfurtem, zdobyć miasto, najechać Łużyce i podejść Berlin od południowej, mniej bronionej strony, zagrozi także Magdeburgowi. Dla Brandenburczyków, którzy póki co usiłowali zebrać swe rozproszone siły i cały wysiłek włożyć w stworzenie linii obronnych nad dolną Odrą, skąd należało pierwszej kolejności widzieć drogę ewentualnego marszu Sobieskiego w głąb kraju, ta nowa koncepcja działań rysująca się w działaniach Polaków stawiała ich w jeszcze trudniejszej sytuacji. Bolesne klęski i utrata inicjatywy przez nich w negatywny sposób definiowała możliwości dalszego skutecznego prowadzenia wojny bez groźby trwałej utraty kolejnych terytoriów. W zaistniałej sytuacji utrata Nowej Marchii była pewna, Pomorza prawdopodobna i rodziło w Szwedach pokusę zerwania rozejmu i rozpoczęcia działań zaczepnych na zachód od Odry. Dlatego tez otoczenie elektora i on sam przygnębiony klęską zdawał sobie powoli sprawę z konieczności stawiania na dyplomatyczne sposoby zażegnania konfliktu, tym bardziej iż docierały do Berlina jednoznaczne sygnały o gotowości drugiej strony do szybkiego sfinalizowania konkretnych porozumień. Jednak Sobieski nie miał zamiaru zamiaru dokonać konkretnych i zakrojonych na szeroką skalę działań militarnych, bowiem przekraczały one poza jego cele polityczne i wymagały środków militarnych jakich i jemu było już trudno pozyskać. Dokonywał <text:soft-page-break/>militarnego kamuflażu, aby przekonać przeciwnika do konieczności dyplomatycznego zakończenia walk. Jego armia od trzech lat prowadząca wyniszczające walki na trzech różnych frontach choć niezwykle doświadczona nie była zdolna do prowadzenia dalszych długotrwałych bojów i dokonania na wielką skalę inwazji marchii brandenburskiej. Taki czyn mógł zaniepokoić szereg państw niemieckich, wciągnąć na Rzeczpospolitą zbrojną interwencję cesarstwa, z jakim nie tak dawno udało się zawrzeć pokój. Najważniejsze, iż Fryderyk Wilhelm został pobity i osamotniony, doprowadzony do takiego stanu w jakim mógł jedynie liczyć na pomoc innych państw w pozyskaniu pokoju na jak najbardziej dla niego łagodnych warunkach. Nie bez znaczenia dla politycznych rachunków była też kondycja armii koronnej, która choć zwycięska odczuwała trudy kampanii i doznała także wymiernych strat. Sobieski chciał swej armii oszczędzić daremnych ofiar dla wątpliwych korzyści i pchać ku kolejnym ciężkim walkom. Chciał zachować przede wszystkim jej spoistość i wigor ukształtowany w ciągu kilku ostatnich kampanii prowadzanych w różnych miejscach z różnymi przeciwnikami. <text:s/>Było znać w armii koronnej, obok dumy z odniesionych sukcesów, także zmęczenie i zniechęcenie przed podejmowaniem kolejnych wyzwań przekraczających potrzebę likwidacji zagrożenia brandenburskiego dyktowanego dążeniem Hohenzollernów do odzyskania władzy Prusach. Nie bez znaczenia były obawy dotyczące dalszego finansowania, zbliżał się koniec kolejnego kwartału służby, a były zaległości w wypłacie żołdu i nikt nie mógł zagwarantował, iż w kolejnych miesiącach pieniądze będą spływać regularnie. Po bitwie pod Pełczycami, rozbiciu armii przeciwnika, okupacji Nowej Marchii i mocnego usadowienia się w Kostrzynie dla wszystkich stawało się jasnym, iż to zagrożenie minęło, a dalsze agresywne kroki mogą jedynie doprowadzi do zawiązania się koalicji państw widzących w ekspansywnej polityce Sobieskiego zagrożenie dla własnych interesów. O ile prawa Rzeczpospolitej do Prus, Bytowa, Lęborka, czy Drahimia mogą jeszcze zyskać uznanie, to inne roszczenia już nie i prowokować mogły jedynie do udzielenie Berlinowi wsparcia nie tylko politycznego, ale też militarnego przez władców uznających polityk Jan III niebezpieczną dla ich samych. Niepokojąca sytuacja była także na Ukrainie. Mimo podpisanych traktatów <text:soft-page-break/>na wiosnę wyczuwalne na pograniczu było zagrożenie tatarskie, które utrzymywało się przez cały rok i dochodziło cały czas do drobnych, ale uciążliwych napaści. Chanat studził też swoje bardzo przyjacielskie stosunki z Rzeczpospolita przed roku kiedy nawet militarnie ją posiłkował. Mówiono, iż chan chce odpowiedniej nagrody za swoją pomoc, a dotychczasowe podziękowania go nie satysfakcjonują. Być może jakieś odległe echa brandenburskich działań psuły dotychczasowe stosunki między Tarami a RON, a może w Bachczysaraju zaczęto zdawać sobie spraw, iż sukcesy Jana III wzmacniają Rzeczpospolitą, co jest groźne dla chańskich interesów w dłuższej perspektywie. Z tego też powodu należało wysłać dodatkowe wojska na Ukrainę, co jednak nie gwarantowało bezpieczeństwa w przypadku większe go najazdu lub rozkręcenia jakiś niepokojów wśród kozactwa i ludności miejscowej. </text:p>
      <text:p text:style-name="P1"/>
      <text:p text:style-name="P3">6. Pokój z Brandenburgią. </text:p>
      <text:p text:style-name="P1">W zajętym Kostrzynie Jan III poczuł się gorzej na zdrowiu, wojna coraz mniej mu służyła. Był zmuszony zatrzymać się w nim i z tamtąd prowadzić swe polityczne działania. W dniu 7 lipca podjął dyplomatów szwedzkich z Johanem Göranssonem Gyllenstiernem (1635-1680) na czele, którzy winszując zwycięstw mieli omawiać sprawy wspólnej polityki wobec Brandenburgii i spraw Pomorza. Szwedzi w ten sposób chcieli wymóc na kurfirście szybkie zwrot ich ziem zajętych przez niego w trakcie wojny, snując domysł, iż są pod wrażeniem polskich zwycięstw będą skłonni wznowi działania wojenne. Sobieski nie wierząc w szczerość szwedzkich intencji – słusznie obawiając się, iż jego sukcesy w Sztokholmie na pewno z radością przyjmowane nie będą, dał odpowiedz wymijającą, ale wykorzystał skłonność szwedzkich dyplomatów do wyciągnięcia korzyści dla ich kraju z takiego, a nie innego rozwoju wypadków i wyraził zgodę na pośrednictwo w rozmowach między nimi a Wielkim Elektorem. W dniu 10 lipca dyplomaci szwedzcy wyjechali, udając się do Fryderyka Wilhelma, do jakiego docierały też listy cesarza nakłaniające go do zawarcia pokoju. U Elektora brandenburskiego mieli się spotkać wkrótce posłowie szwedzcy i austriaccy. Cesarz Leopold chciał na trwale odciągnąć Sobieskiego od <text:soft-page-break/>zainteresowania polityką Francji, przez nakłonienie osamotnionego kurfirsta do pokoju z nim a jednocześnie pokazanie mu, iż wszelkie jego kontakty z Paryżem są <text:s/>źle odbierane w Wiedniu a dalsza pozycja Brandenburgii w Europie zależy od prowadzenia polityki zgodnej z interesem cesarstwa. To znaczy cesarz zagwarantuje dalszą integracje i możliwość ekspansji, choćby rewizji granic wobec RON, ale za cenę ustępstw, na jakie ona obecnie zmuszona jest przystać, dzięki którym cesarstwo zyska wpływ na Rzeczpospolitą i pokój na wschodzie, kiedy dojdzie do ostatecznych rozstrzygnięć z państwem Ludwika XIV. Leopold zaczął w podobnym tonie słać listy do Fryderyka Wilhelma, nalega na pokój i odstąpienie od Ludwika XIV. </text:p>
      <text:p text:style-name="P1">W dniu 3 lipca 1676 r. z Wiednia wyjechała dwóch dyplomatów-Franz Ulrich Graf Kinsky von Wchinit (1634-1699) oraz Humprecht Johann Graf Czernin von Chudenitz (1628-1682), pierwszy przez Pragę i Wrocław do Kostrzyna, gdzie zjawił się 10 lipca, drugi przez Pragę i Drezno do Berlina, gdzie zjawił się 9 lipca, a potem do Eberswalde, gdzie 12 lipca spotkał się z Fryderykiem Wilhelmem Hohenzollernem. Humprecht Johann Graf Czernin von Chudenitz po odbyciu rozmów z Janem III udał się w dniu 14 lipca także do kurfirsta. Miał on z świadczyć przed Wielkim Elektorem, iż Jan III chce pokoju, a w imię dobrej woli obiecał nie atakować Frankfurtu, ani Berlina i traktować Odrę, jako tym czasową linię rozgraniczenia między obiema stronami. Obaj wrócili do Jana III 20 lipca, ale już w towarzystwie posła wysłanego przez Fryderyka Wilhelma Hohenzollerna. Osamotniony elektor brandenburski zgodzić się, w swym wtedy mniemaniu tymczasowo, z losem i podpisuje układ pokojowy. Strony decydują, iż komisarze polscy i brandenburscy zjadą do Legnicy na dzień 1 sierpnia. Wstępnie oczywiście Jan III poinformował w jakim zakresie oczekiwał od Fryderyka Wilhelma korzyści i ustępstw. Interesy kurfirsta reprezentował sędziwy generał Joachim Henniges von Treffenfeld (1600-1688) zaś Sobieskiego delegacja złożona z wojewody brzeskokujawskiego Zygmunta Działyńskiego, sandomierskiego Jana Tarły oraz starosty guzowskiego Stanisław Opalinskiego, starosty krzepickiego Atanazego Mączyńskiego oraz łowczego litewskiego Ernesta Denhoffa. Ostateczny pokój zawarto w dniu 9 września 1676 r. Wielki Elektor był zmuszony zrzec się Prus <text:soft-page-break/>Książęcych, Ziemi Lęborsko-Bytowskiej, oraz Drahima, oraz wszelkich długów jakie były mu winien skarb Rzeczpospolitej. Dodatkowo zgodził się wypłacać 200000 talarów w zamian za z wrócenie mu ziem w Nowej Marchii okupowanych przez Polskę, w ciągu dziesięciu lat. Do tego czasu Polacy mają prawo utrzymywać załogi w Kostrzynie w liczbie 500 ludzi oraz Gorzowie w liczbie 200 ludzi. Ludność Nowej Marchii miała łożyć na ich utrzymanie. <text:s/>Na ten cel miały służy zwiększone podatki gruntowe i od nieruchomości w miastach. Elektor brandenburski na miejscu nie będzie utrzymywał swoich wojsk, choć zyska pełną swobodę w dostępie do swych posiadłości na Pomorzu. Polacy swoje wojska, poza garnizonami wycofają w ciągu 30 dni od zawarcia traktatu. Także ludność w Nowej Marchii miała partycypował w wypłacie RON kontrybucji, ale poza drobnym zwiększeniem podatku pogłównego środki na ten cel miano zdobywać przez zbieranie cła w komorach w Kostrzynie i Frankfurcie, od jakich jednak wolne były towary z Polski oraz zwiększenia obciążeń w innych ziemiach marchii. Kurfirst zwinął też część swych wojsk – 3 regimenty kirasjerskie i 2 piesze, lub oddał na żołd cesarski (kolejne dwa regimenty kirasjerskie) a zaoszczędzone środki także zdecydował się przeznaczyć na spłatę kontrybucji. Strony uzgodniły tez wybór wspólnej komisji, złożonej po 9 przedstawicieli obu państw, jacy mieli czuwać nad zbieraniem ceł określono wspólnie wysokość stawek, mechanizm jego poboru i zasady rozliczania, a na swoje potrzeby pobiera dodatkowo 6 000 talarów z funduszu przeznaczonego na utrzymanie polskich garnizonów. Brandenburczycy zyskiwali jednak zapewnienie, iż dodatkowych kontrybucji z Nowej Marchii Polacy ściągać nie będą, zagwarantują swobody religijne i dawne prawa jej ludności, oddadzą zgodnie z umowa Kostrzyn i Gorzów wraz z całą artylerią, która była własności Brandenburgii, nie niszcząc żadnych fortyfikacji, po wypełnieniu warunków porozumienia o wypłacie odszkodowań RON. </text:p>
      <text:p text:style-name="P1">Ludwik XIV wobec podobnego obrotu sprawy był trochę zły za tak samodzielność polskiego króla, ale nie bardzo mógł w jakiś skuteczny sposób zareagować-jest w końcu, tak czy inaczej, o jednego wroga mniej. Brandenburgia, po takim okrojeniu niezdolna już jest do dalszej walki i zmuszona to trwałego pogodzona się z Francją. Cesarz utracił też dużo czasu i środków, jakich nie mógł przeznaczy do walk nad <text:soft-page-break/>Renem, a przecież i sam Ludwik XIV zachował się nierzetelnie i rok wcześniej zawarł układ polityczny z Brandenburgią, wbrew interesom polskiego sojusznika. Zresztą widać, iż sojusz polsko-francuski wypala się. Ludwik XIV był potrzebny na czas elekcji i zajęcia Prus, ale do zawarcia korzystnego pokoju z Brandenburgią potrzebny był cesarz i szybko okazało się, iż w aktualnej rzeczywistości relacje z Wiedniem są istotniejsze polityczne dla Jana III. Działając w tym duchu, zupełnie świadomie od przełomie lat 1675/76 zaczyna ignorował swoich francuskich doradców, trzyma ich na uboczu w Warszawie i zwraca się do nich jedynie z wyrzutami za opieszałe przysyłanie subsydiów przez Paryż, aż do czasu ich zupełnego zahamowania, co z kolei oznaczało zerwanie i zwrot w obustronnych relacjach. Latem 1676 r. dyplomacja francuska jest w odwrocie w RON, partia profrancuska słabnie, a autorytet Sobieskiego jest na tyle mocny i wciąż wzmacniany nowymi sukcesami, iż trendu tego nawet przy najbardziej wymyślnej intrydze, zdaje się nie można otrzymywać. Otoczony swoimi lojalnymi współpracownikami monarcha wydaje się potężniejszy niż wcześniej. Co prawda są wśród nich osoby, które mu źle życzą, a oddanie jest tylko pozą, ale obawa o los własnej kariery i przed narażeniem się na królewski gniew skutecznie dyscyplinuję ich przed aktywnym spiskowaniem. </text:p>
      <text:p text:style-name="P1">Sobieski pod koniec sierpnia i na początku września poleca kolejnym oddziałom wycofywanie się w głąb Rzeczpospolitej. W dniu 20 września wycofuje się Sieniawski jako ostatni z poleceniem udania się do Małopolski, aby tam, podobnie jak inni wodzowie w innych regionach kraju rozliczyć roszczenia finansowe żołnierzy i przygotować armię do redukcji. W dniu 11 września Jan III opuszcza Kostrzyn i kieruje się, przez Międzyrzecz w kierunku Poznania, gdzie przybywa 16 września. Czeka na niego małżonka i dzieci, które przybyły do miasta pod koniec sierpnia, a król urządza imponujący festyn z powodu zwycięstwa i ostatecznego pokoju, obsypuje miasto przywilejami, wypłaca nagrody za służbę, dokonuje nadań tytułów i nominacji na urzędy. Nominowani zostają między innymi Marcin Zamoyski na województwo bełskie, Maciej Oborski na województwo podlaskie, Franciszek Małachowski na województwo poznańskie, Jerzy Mniszek na województwo <text:soft-page-break/>wołyńskie, Jan Małachowski na biskupstwo chełmińskie, Franciszek Gałecki na kasztelanie poznańską, Eliasz Łącki na kasztelanię kaliską, Stefan Niemirycz na kasztelanię kijowską, Gabriel Silnicki na kasztelanię kamieniecką, Tomasz Karczewski na kasztelanię halicką, Andrzej Modrzewski na kasztelanię radomską, <text:s/>Mikołaj Daniłowicz na kasztelanię wiśnicką, czy Jan Plater na podkanclerstwo litewskie. <text:s/>Obecni są przedstawiciele obcych państw. W dniach 18 września do 26 września odbywa się Rada Senatu, uzupełniona o nowych nominatów, z przybyłymi na miejsce senatorami. Pod koniec pobytu wydaje uniwersały na sejm nadzwyczajny, jaki po nowym roku ma zebrać się w Warszawie. W dniu 5 października opuszcza Poznań i nieśpieszno, oglądając dokładnie krainy przez jakie władca przejeżdża, królewski orszak dociera 29 października do Łowicza. Tam czeka dłuższy postój i przyjęcie u prymasa, jaki miał się bardzo mocno rozchorować pod wpływem intensywności urządzonych uroczystości. W dniu 8 listopada król wyrusza w dalszą drogę i 19 listopada uroczyście wjeżdża do stolicy. Król odpoczywał po trudach wojennych. Chcąc jeszcze zająć się pilnymi sprawami wewnętrznymi, aby móc wyjechać na dłuższy odpoczynek do swoich ruskich posiadłości. Zmęczony monarcha powołując się na okres adwentu stonuje huczne świętowanie swojego zwycięstwa, dopiero pod koniec roku, z okazji wielkiego zjazdu senatorów na nowo zaczynają się uroczystości związane z odniesioną Victorią. Wreszcie w Warszawie, już po nowym roku, w szerokim gremium zbiera się Rada Senatu. Jej obrady trwaj między 5 stycznia a 26 stycznia 1677 roku, omawiane są głównie sprawy tureckie i plany wobec nadchodzącego sejmu. Obrady przebiegają spokojnie, ale zaczynają pojawiać się symptomy gromadzenia się wokół osoby marszałka wielkiego koronnego Stanisława Lubomirskiego senatorów szukających sposobności przejścia do opozycji wobec monarchy i tych, których „łaska królewska mniej hojną była” - urażonych i pominiętych w zaszczytach, choć są to jeszcze poczynania niepewne, badawcze i mocno, nieukształtowane w swych zamiarach i bardzo przypadkowe. Widać w tym palec francuskiej dyplomacji, która rozczarowana postawą króla ostatnimi miesięcy, zaczyna snuć plany budowy popierającego go stronnictwa niezależnie od osoby monarchy, którego dotychczas usilnie wspierała. </text:p>
      <text:p text:style-name="P1"><text:soft-page-break/><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9:44.23</meta:creation-date>
    <dc:date>2014-12-13T21:01:41.82</dc:date>
    <meta:editing-duration>PT13H15M49S</meta:editing-duration>
    <meta:editing-cycles>32</meta:editing-cycles>
    <meta:generator>OpenOffice/4.0.1$Win32 OpenOffice.org_project/401m5$Build-9714</meta:generator>
    <meta:document-statistic meta:table-count="0" meta:image-count="0" meta:object-count="0" meta:page-count="74" meta:paragraph-count="310" meta:word-count="21265" meta:character-count="152216"/>
  </office:meta>
</office:document-meta>
</file>